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6.46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" style:family="table-cell" style:parent-style-name="Default" style:data-style-name="N10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Excel_20_Built-in_20_Comma">
      <style:table-cell-properties fo:background-color="#c3d69b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Currency" style:data-style-name="N10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FIPE-Depreciação&quot;" style:apply-style-name="ConditionalStyle_5f_2" style:base-cell-address="Planilha1.AA2"/>
      <style:map style:condition="cell-content()=&quot;FIPE&quot;" style:apply-style-name="ConditionalStyle_5f_1" style:base-cell-address="Planilha1.AA2"/>
    </style:style>
    <style:style style:name="ce20" style:family="table-cell" style:parent-style-name="Default" style:data-style-name="N10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FIPE-Depreciação&quot;" style:apply-style-name="ConditionalStyle_5f_2" style:base-cell-address="Planilha1.AA2"/>
      <style:map style:condition="cell-content()=&quot;FIPE&quot;" style:apply-style-name="ConditionalStyle_5f_1" style:base-cell-address="Planilha1.AA2"/>
    </style:style>
    <style:style style:name="ce21" style:family="table-cell" style:parent-style-name="Default" style:data-style-name="N10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0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3.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0.73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63.1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44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49.93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99.85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53.7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column table:style-name="co1" table:default-cell-style-name="ce9"/>
        <table:table-column table:style-name="co1" table:default-cell-style-name="ce2"/>
        <table:table-column table:style-name="co1" table:number-columns-repeated="2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4"/>
        <table:table-column table:style-name="co1" table:number-columns-repeated="5" table:default-cell-style-name="ce15"/>
        <table:table-column table:style-name="co1" table:default-cell-style-name="ce16"/>
        <table:table-column table:style-name="co1" table:default-cell-style-name="ce18"/>
        <table:table-column table:style-name="co1" table:number-columns-repeated="2" table:default-cell-style-name="ce2"/>
        <table:table-column table:style-name="co1" table:default-cell-style-name="ce14"/>
        <table:table-column table:style-name="co1" table:default-cell-style-name="ce19"/>
        <table:table-column table:style-name="co1" table:default-cell-style-name="ce20"/>
        <table:table-column table:style-name="co1" table:default-cell-style-name="ce21"/>
        <table:table-column table:style-name="co1" table:number-columns-repeated="995" table:default-cell-style-name="Default"/>
        <table:table-row table:style-name="ro1"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122.36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128.06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134.53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245.34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196.6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291.09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205.67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218.99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258.96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274.96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300.53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320.66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336.62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364.16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384.97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399.34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423.09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439.58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448.71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580.58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521.17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448.46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777.12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782.82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789.28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900.09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851.36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945.85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860.42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873.74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913.72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929.72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955.29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975.41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991.37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1018.92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1039.73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1054.09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1077.84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1094.34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1103.47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1235.34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1175.92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1103.21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1431.87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1437.57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1444.04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1554.85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1506.11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1600.6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1515.18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1528.5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1568.48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1584.47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1610.04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1630.17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1646.13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1673.67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1694.48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1708.85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1732.6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1749.1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1758.22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1890.09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1830.68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1757.97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2086.63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2092.33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2098.79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2209.6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2160.87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2255.36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2169.94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2183.25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2223.23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2239.23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2264.8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2284.92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2300.88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2328.43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2349.24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2363.61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2387.35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2403.85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2412.98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2544.85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2485.43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2412.72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2741.38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2747.08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2753.55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2864.36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2815.63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2910.11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2824.69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2838.01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2877.99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2893.98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2919.55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2939.68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2955.64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2983.19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3003.99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3018.36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3042.11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3058.61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3067.73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3199.6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3140.19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3067.48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3396.14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3401.84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3408.31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3519.11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3470.38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3564.87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3479.45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3492.76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3532.74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3548.74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3574.31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3594.44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3610.39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3637.94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3658.75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3673.12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3696.86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3713.36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3722.49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3854.36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3794.95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3722.23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4050.9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4056.59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4063.06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4173.87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4125.14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4219.62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4134.2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4147.52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4187.5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4203.5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4229.06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4249.19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4265.15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4292.7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4313.5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4327.87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4351.62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4368.12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4377.25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4509.11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4449.7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4376.99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4705.65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4711.35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4717.82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4828.62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4779.89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4874.38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4788.96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4802.28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4842.25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4858.25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4883.82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4903.95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4919.9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4947.45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4968.26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4982.63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5006.38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5022.87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5032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5163.87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5104.46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5031.74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5360.41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5366.1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5372.57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5483.38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5434.65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5529.14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5443.71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5457.03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5497.01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5513.01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5538.57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5558.7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5574.66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5602.21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5623.02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5637.38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5661.13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5677.63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5686.76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5818.62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5759.21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5686.5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6015.16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6020.86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6027.33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6138.14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6089.4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6183.89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6098.47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6111.79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6151.76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6167.76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6193.33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6213.46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6229.42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6256.96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6277.77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6292.14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6315.89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6332.38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6341.51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6473.38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6413.97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6341.26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6669.92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6675.62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6682.08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6792.89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6744.16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6838.65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6753.22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6766.54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6806.52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6822.52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6848.09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6868.21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6884.17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6911.72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6932.53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6946.89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6970.64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6987.14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6996.27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7128.14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7068.72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6996.01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7324.67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7330.37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7336.84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7447.65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7398.91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7493.4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7407.98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7421.3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7461.28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7477.27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7502.84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7522.97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7538.93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7566.47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7587.28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7601.65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7625.4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7641.9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7651.02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7782.89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7723.48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7650.77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7979.43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7985.13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7991.59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8102.4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8053.67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8148.16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8062.74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8076.05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8116.03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8132.03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8157.6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8177.72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8193.68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8221.23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8242.04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8256.41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8280.15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8296.65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8305.78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8437.65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8378.23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8305.52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8634.18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8639.88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8646.35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8757.16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8708.43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8802.91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8717.49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8730.81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8770.79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8786.78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8812.35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8832.48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8848.44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8875.99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8896.79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8911.16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8934.91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8951.41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8960.53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9092.4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9032.99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8960.28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9288.94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9294.64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9301.11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9411.91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9363.18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9457.67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9372.25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9385.56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9425.54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9441.54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9467.11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9487.24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9503.19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9530.74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9551.55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9565.92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9589.66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9606.16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9615.29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9747.16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9687.75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9615.03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9943.7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9949.39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9955.86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10066.67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10017.94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10112.42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10027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10040.32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10080.3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10096.3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10121.86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10141.99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10157.95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10185.5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10206.3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10220.67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10244.42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10260.92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10270.05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10401.91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10342.5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10269.79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10598.45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10604.15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10610.62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10721.42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10672.69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10767.18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10681.76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10695.08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10735.05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10751.05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10776.62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10796.75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10812.7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10840.25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10861.06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10875.43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10899.18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10915.67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10924.8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11056.67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10997.26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10924.54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11253.21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11258.9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11265.37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11376.18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11327.45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11421.94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11336.51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11349.83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11389.81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11405.81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11431.37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11451.5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11467.46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11495.01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11515.82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11530.18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11553.93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11570.43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11579.56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11711.42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11652.01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11579.3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11907.96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11913.66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11920.13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12030.94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11982.2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12076.69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11991.27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12004.59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12044.56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12060.56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12086.13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12106.26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12122.22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12149.76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12170.57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12184.94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12208.69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12225.18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12234.31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12366.18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12306.77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12234.06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12562.72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12568.42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12574.88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12685.69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12636.96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12731.45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12646.02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12659.34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12699.32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12715.32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12740.89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12761.01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12776.97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12804.52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12825.33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12839.69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12863.44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12879.94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12889.07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13020.94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12961.52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12888.81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13217.47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13223.17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13229.64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13340.45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13291.71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13386.2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13300.78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13314.1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13354.08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13370.07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13395.64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13415.77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13431.73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13459.27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13480.08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13494.45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13518.2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13534.7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13543.82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13675.69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13616.28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13543.57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13872.23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13877.93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13884.39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13995.2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13946.47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14040.96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13955.54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13968.85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14008.83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14024.83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14050.4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14070.52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14086.48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14114.03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14134.84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14149.21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14172.95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14189.45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14198.58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14330.45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14271.03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14198.32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14526.98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14532.68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14539.15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14649.96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14601.23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14695.71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14610.29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14623.61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14663.59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14679.58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14705.15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14725.28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14741.24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14768.79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14789.59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14803.96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14827.71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14844.21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14853.33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14985.2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14925.79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14853.08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15181.74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15187.44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15193.91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15304.71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15255.98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15350.47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15265.05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15278.36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15318.34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15334.34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15359.91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15380.04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15395.99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15423.54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15444.35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15458.72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15482.46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15498.96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15508.09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15639.96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15580.55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15507.83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15836.5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15842.19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15848.66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15959.47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15910.74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16005.22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15919.8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15933.12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15973.1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15989.1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16014.66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16034.79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16050.75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16078.3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16099.1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16113.47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16137.22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16153.72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16162.85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16294.71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16235.3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16162.59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16491.25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16496.95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16503.42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16614.22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16565.49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16659.98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16574.56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16587.88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16627.85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16643.85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16669.42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16689.55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16705.5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16733.05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16753.86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16768.23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16791.98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16808.47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16817.6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16949.47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16890.06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16817.34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17146.01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17151.7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17158.17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17268.98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17220.25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17314.74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17229.31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17242.63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17282.61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17298.61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17324.17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17344.3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17360.26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17387.81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17408.62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17422.98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17446.73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17463.23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17472.36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17604.22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17544.81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17472.1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17800.76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17806.46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17812.93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17923.74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17875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17969.49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17884.07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17897.39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17937.36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17953.36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17978.93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17999.06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18015.02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18042.56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18063.37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18077.74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18101.49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18117.98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18127.11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18258.98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18199.57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18126.86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18455.52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18461.22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18467.68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18578.49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18529.76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18624.25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18538.82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18552.14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18592.12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18608.12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18633.69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18653.81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18669.77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18697.32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18718.13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18732.49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18756.24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18772.74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18781.87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18913.74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18854.32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18781.61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19110.27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19115.97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19122.44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19233.25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19184.51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19279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19193.58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19206.9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19246.88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19262.87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19288.44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19308.57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19324.53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19352.07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19372.88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19387.25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19411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19427.5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19436.62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19568.49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19509.08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19436.37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19765.03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19770.73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19777.19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19888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19839.27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19933.76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19848.34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19861.65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19901.63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19917.63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19943.2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19963.32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19979.28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20006.83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20027.64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20042.01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20065.75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20082.25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20091.38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20223.25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20163.83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20091.12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20419.78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20425.48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20431.95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20542.76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20494.03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20588.51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20503.09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20516.41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20556.39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20572.38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20597.95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20618.08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20634.04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20661.59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20682.39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20696.76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20720.51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20737.01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20746.13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20878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20818.59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20745.88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21074.54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21080.24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21086.71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21197.51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21148.78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21243.27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21157.85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21171.16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21211.14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21227.14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21252.71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21272.84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21288.79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21316.34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21337.15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21351.52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21375.26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21391.76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21400.89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21532.76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21473.35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21400.63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21729.3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21734.99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21741.46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21852.27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21803.54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21898.02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21812.6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21825.92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21865.9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21881.9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21907.46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21927.59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21943.55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21971.1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21991.9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22006.27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22030.02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22046.52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22055.65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22187.51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22128.1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22055.39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22384.05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22389.75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22396.22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22507.02mm" svg:y="0mm" draw:caption-point-x="-42.2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  <table:table-cell table:style-name="ce1" office:value-type="string" calcext:value-type="string">
            <office:annotation draw:style-name="gr3" draw:text-style-name="P2" svg:width="26.73mm" svg:height="32.73mm" svg:x="22458.29mm" svg:y="0mm" draw:caption-point-x="29.07mm" draw:caption-point-y="0.1mm">
              <dc:date>2020-10-19T00:00:00</dc:date>
              <text:p text:style-name="P1">DETRAN:</text:p>
              <text:p text:style-name="P1"><text:span text:style-name="T1">1-base estadual</text:span></text:p>
              <text:p text:style-name="P1"><text:span text:style-name="T1">2-base nacional (BIN)</text:span></text:p>
              <text:p text:style-name="P1"><text:span text:style-name="T1">4-irregular - alterado</text:span></text:p>
              <text:p text:style-name="P1"><text:span text:style-name="T1">5-irregular - incluido</text:span></text:p>
            </office:annotation>
            <text:p>Origem</text:p>
          </table:table-cell>
          <table:table-cell table:style-name="ce1" office:value-type="string" calcext:value-type="string">
            <office:annotation draw:style-name="gr2" draw:text-style-name="P2" svg:width="43.49mm" svg:height="25.4mm" svg:x="22552.78mm" svg:y="0mm" draw:caption-point-x="-42.84mm" draw:caption-point-y="0.1mm">
              <dc:date>2020-10-19T00:00:00</dc:date>
              <text:p text:style-name="P1">DETRAN:</text:p>
              <text:p text:style-name="P1"><text:span text:style-name="T1">ano de entrada do veículo em deposito</text:span></text:p>
            </office:annotation>
            <text:p>Ano de Entrada</text:p>
          </table:table-cell>
          <table:table-cell table:style-name="ce1" office:value-type="string" calcext:value-type="string">
            <office:annotation draw:style-name="gr2" draw:text-style-name="P2" svg:width="24.31mm" svg:height="25.4mm" svg:x="22467.36mm" svg:y="0mm" draw:caption-point-x="65.16mm" draw:caption-point-y="0.1mm">
              <dc:date>2020-10-19T00:00:00</dc:date>
              <text:p text:style-name="P1">DETRAN:</text:p>
              <text:p text:style-name="P1"><text:span text:style-name="T1">data de entrada no pátio do CRD</text:span></text:p>
            </office:annotation>
            <text:p>Data Entrada</text:p>
          </table:table-cell>
          <table:table-cell table:style-name="ce1" office:value-type="string" calcext:value-type="string">
            <office:annotation draw:style-name="gr4" draw:text-style-name="P2" svg:width="22.29mm" svg:height="165.1mm" svg:x="22480.68mm" svg:y="0mm" draw:caption-point-x="74.42mm" draw:caption-point-y="0.1mm">
              <dc:date>2020-10-19T00:00:00</dc:date>
              <text:p text:style-name="P1">DETRAN:</text:p>
              <text:p text:style-name="P1"><text:span text:style-name="T1">data considera para identificação da ausência do veículo no patio:</text:span></text:p>
              <text:p text:style-name="P1"><text:span text:style-name="T1">1.data do recebimento da notificação</text:span></text:p>
              <text:p text:style-name="P1"><text:span text:style-name="T1">2.data de encerramento do processo que identificou ausencia: translado/MI</text:span></text:p>
              <text:p text:style-name="P1"><text:span text:style-name="T1">3.data do SPD que comunica ausencia do veículo</text:span></text:p>
            </office:annotation>
            <text:p>Data Saída</text:p>
          </table:table-cell>
          <table:table-cell table:style-name="ce1" office:value-type="string" calcext:value-type="string">
            <office:annotation draw:style-name="gr2" draw:text-style-name="P2" svg:width="38.5mm" svg:height="25.4mm" svg:x="22520.65mm" svg:y="0mm" draw:caption-point-x="57.02mm" draw:caption-point-y="0.1mm">
              <dc:date>2020-10-19T00:00:00</dc:date>
              <text:p text:style-name="P1">DETRAN:</text:p>
              <text:p text:style-name="P1"><text:span text:style-name="T1">tempo em dias que o veículo permaneceu em deposito até a identificação de ausência</text:span></text:p>
            </office:annotation>
            <text:p>Tempo em depósito (dias)</text:p>
          </table:table-cell>
          <table:table-cell table:style-name="ce1" office:value-type="string" calcext:value-type="string">
            <office:annotation draw:style-name="gr2" draw:text-style-name="P2" svg:width="47.59mm" svg:height="25.4mm" svg:x="22536.65mm" svg:y="0mm" draw:caption-point-x="63.6mm" draw:caption-point-y="0.1mm">
              <dc:date>2020-10-19T00:00:00</dc:date>
              <text:p text:style-name="P1">DETRAN:</text:p>
              <text:p text:style-name="P1"><text:span text:style-name="T1">definida por Portaria, sendo 6 meses (183, conforme Chefe da Divisão)</text:span></text:p>
            </office:annotation>
            <text:p>Diárias limitadas a 183 dias</text:p>
          </table:table-cell>
          <table:table-cell table:style-name="ce13" office:value-type="string" office:string-value="Valor da taxa da diária" calcext:value-type="string">
            <office:annotation draw:style-name="gr5" draw:text-style-name="P2" svg:width="32.9mm" svg:height="46.57mm" svg:x="22562.22mm" svg:y="0mm" draw:caption-point-x="60.61mm" draw:caption-point-y="0.1mm">
              <dc:date>2020-10-19T00:00:00</dc:date>
              <text:p text:style-name="P1">DETRAN:</text:p>
              <text:p text:style-name="P1"><text:span text:style-name="T1">valor conforme a classificação do veículo: </text:span></text:p>
              <text:p text:style-name="P1"><text:span text:style-name="T1">R$ 21,53 motocicleta</text:span></text:p>
              <text:p text:style-name="P1"><text:span text:style-name="T1">R$ 26,91 veíc.leves</text:span></text:p>
              <text:p text:style-name="P1"><text:span text:style-name="T1">R$ 58,98 veíc.pesado</text:span></text:p>
            </office:annotation>
            <text:p><text:s/>Valor da taxa da diária </text:p>
          </table:table-cell>
          <table:table-cell table:style-name="ce13" office:value-type="string" office:string-value="Valor total diárias" calcext:value-type="string">
            <office:annotation draw:style-name="gr6" draw:text-style-name="P2" svg:width="18.76mm" svg:height="51.93mm" svg:x="22582.35mm" svg:y="0mm" draw:caption-point-x="63.06mm" draw:caption-point-y="0.1mm">
              <dc:date>2020-10-19T00:00:00</dc:date>
              <text:p text:style-name="P1">DETRAN:</text:p>
              <text:p text:style-name="P1"><text:span text:style-name="T1">valor da diária daquele tipo de veículo vezes o tempo de permanencia em deposito limitado a 183 dias</text:span></text:p>
            </office:annotation>
            <text:p><text:s/>Valor total diárias </text:p>
          </table:table-cell>
          <table:table-cell table:style-name="ce13" office:value-type="string" office:string-value="Valor da Taxa de remoção" calcext:value-type="string">
            <office:annotation draw:style-name="gr7" draw:text-style-name="P2" svg:width="11.16mm" svg:height="101.85mm" svg:x="22598.3mm" svg:y="0mm" draw:caption-point-x="69.68mm" draw:caption-point-y="0.1mm">
              <dc:date>2020-10-19T00:00:00</dc:date>
              <text:p text:style-name="P1">DETRAN:</text:p>
              <text:p text:style-name="P1"><text:span text:style-name="T1">valor da remoção conforme tipo de veículo:</text:span></text:p>
              <text:p text:style-name="P1"><text:span text:style-name="T1">R$ 209,97 motocicleta</text:span></text:p>
              <text:p text:style-name="P1"><text:span text:style-name="T1">R$ 262,47 veíc. leves</text:span></text:p>
              <text:p text:style-name="P1"><text:span text:style-name="T1">R$ 550,65 veíc. pesados</text:span></text:p>
            </office:annotation>
            <text:p><text:s/>Valor da Taxa de remoção </text:p>
          </table:table-cell>
          <table:table-cell table:style-name="ce13" office:value-type="string" office:string-value="Valor total da GAD" calcext:value-type="string">
            <office:annotation draw:style-name="gr2" draw:text-style-name="P2" svg:width="73.01mm" svg:height="25.4mm" svg:x="22625.85mm" svg:y="0mm" draw:caption-point-x="64.71mm" draw:caption-point-y="0.1mm">
              <dc:date>2020-10-19T00:00:00</dc:date>
              <text:p text:style-name="P1">DETRAN:</text:p>
              <text:p text:style-name="P1"><text:span text:style-name="T1">resultado do somatório do valor da remoção + diárias</text:span></text:p>
            </office:annotation>
            <text:p><text:s/>Valor total da GAD </text:p>
          </table:table-cell>
          <table:table-cell table:style-name="ce13" office:value-type="string" office:string-value="Valor CRD (somente Diárias)" calcext:value-type="string">
            <office:annotation draw:style-name="gr2" draw:text-style-name="P2" svg:width="67.11mm" svg:height="25.4mm" svg:x="22646.66mm" svg:y="0mm" draw:caption-point-x="66.48mm" draw:caption-point-y="0.1mm">
              <dc:date>2020-10-19T00:00:00</dc:date>
              <text:p text:style-name="P1">DETRAN:</text:p>
              <text:p text:style-name="P1"><text:span text:style-name="T1">valor das diárias devidas ao CRD pela guarda do veículo</text:span></text:p>
            </office:annotation>
            <text:p><text:s/>Valor CRD (somente Diárias) </text:p>
          </table:table-cell>
          <table:table-cell table:style-name="ce13" office:value-type="string" office:string-value="Valor Devido da GAD (Detran)" calcext:value-type="string">
            <office:annotation draw:style-name="gr2" draw:text-style-name="P2" svg:width="84.31mm" svg:height="25.4mm" svg:x="22661.03mm" svg:y="0mm" draw:caption-point-x="74.69mm" draw:caption-point-y="0.1mm">
              <dc:date>2020-10-19T00:00:00</dc:date>
              <text:p text:style-name="P1">DETRAN:</text:p>
              <text:p text:style-name="P1"><text:span text:style-name="T1">valor das diárias devidas ao DETRAN</text:span></text:p>
            </office:annotation>
            <text:p><text:s/>Valor Devido da GAD (Detran) </text:p>
          </table:table-cell>
          <table:table-cell table:style-name="ce1" office:value-type="string" calcext:value-type="string">
            <office:annotation draw:style-name="gr2" draw:text-style-name="P2" svg:width="100.87mm" svg:height="25.4mm" svg:x="22684.78mm" svg:y="0mm" draw:caption-point-x="73.52mm" draw:caption-point-y="0.1mm">
              <dc:date>2020-10-19T00:00:00</dc:date>
              <text:p text:style-name="P1">DETRAN:</text:p>
              <text:p text:style-name="P1"><text:span text:style-name="T1">quantidade de anos que o veículo permaneceu em deposito</text:span></text:p>
            </office:annotation>
            <text:p>Tempo Depósito (anos)</text:p>
          </table:table-cell>
          <table:table-cell table:style-name="ce17" office:value-type="string" calcext:value-type="string">
            <office:annotation draw:style-name="gr2" draw:text-style-name="P2" svg:width="65.95mm" svg:height="25.4mm" svg:x="22701.27mm" svg:y="0mm" draw:caption-point-x="79.6mm" draw:caption-point-y="0.1mm">
              <dc:date>2020-10-19T00:00:00</dc:date>
              <text:p text:style-name="P1">DETRAN:</text:p>
              <text:p text:style-name="P1"><text:span text:style-name="T1">valor dos cascos dos veículos conforme tabela FIPE (modeloxAno)</text:span></text:p>
            </office:annotation>
            <text:p>Valor FIPE</text:p>
          </table:table-cell>
          <table:table-cell table:style-name="ce1" office:value-type="string" calcext:value-type="string">
            <office:annotation draw:style-name="gr2" draw:text-style-name="P2" svg:width="77.85mm" svg:height="25.4mm" svg:x="22710.4mm" svg:y="0mm" draw:caption-point-x="93.05mm" draw:caption-point-y="0.1mm">
              <dc:date>2020-10-19T00:00:00</dc:date>
              <text:p text:style-name="P1">DETRAN:</text:p>
              <text:p text:style-name="P1"><text:span text:style-name="T1">peso conforme tipo de veículo:</text:span></text:p>
              <text:p text:style-name="P1"><text:span text:style-name="T1">motocicleta 80 kg</text:span></text:p>
              <text:p text:style-name="P1"><text:span text:style-name="T1">veíc.em geral 800 kg</text:span></text:p>
              <text:p text:style-name="P1"><text:span text:style-name="T1">veíc. Pesados 5000 kg</text:span></text:p>
            </office:annotation>
            <text:p>Peso (Kg)</text:p>
          </table:table-cell>
          <table:table-cell table:style-name="ce1" office:value-type="string" calcext:value-type="string">
            <office:annotation draw:style-name="gr2" draw:text-style-name="P2" svg:width="34.28mm" svg:height="25.4mm" svg:x="22842.27mm" svg:y="0mm" draw:caption-point-x="-16.24mm" draw:caption-point-y="0.1mm">
              <dc:date>2020-10-19T00:00:00</dc:date>
              <text:p text:style-name="P1">DETRAN:</text:p>
              <text:p text:style-name="P1"><text:span text:style-name="T1">valor que o CRD deve pagar ao DETRAN (40% do total do peso conforme edital)</text:span></text:p>
            </office:annotation>
            <text:p>Valor Kg X 40% (devido ao DETRAN)</text:p>
          </table:table-cell>
          <table:table-cell table:style-name="ce13" office:value-type="string" office:string-value="Valor Casco p/ Veículo" calcext:value-type="string">
            <office:annotation draw:style-name="gr2" draw:text-style-name="P2" svg:width="29.37mm" svg:height="25.4mm" svg:x="22782.86mm" svg:y="0mm" draw:caption-point-x="65.75mm" draw:caption-point-y="0.1mm">
              <dc:date>2020-10-19T00:00:00</dc:date>
              <text:p text:style-name="P1">DETRAN:</text:p>
              <text:p text:style-name="P1"><text:span text:style-name="T1">valor do casco do veículo com a depreciação devida</text:span></text:p>
            </office:annotation>
            <text:p><text:s/>Valor Casco p/ Veículo </text:p>
          </table:table-cell>
          <table:table-cell table:style-name="ce1" office:value-type="string" calcext:value-type="string">
            <office:annotation draw:style-name="gr8" draw:text-style-name="P2" svg:width="15.19mm" svg:height="55.77mm" svg:x="22710.14mm" svg:y="0mm" draw:caption-point-x="161.04mm" draw:caption-point-y="0.1mm">
              <dc:date>2020-10-19T00:00:00</dc:date>
              <text:p text:style-name="P1">DETRAN:</text:p>
              <text:p text:style-name="P1"><text:span text:style-name="T1">classificação como FIPE (veic. Regulares e sem isenção, <text:s/>ou MI (veíc. irregulares</text:span></text:p>
            </office:annotation>
            <text:p>Classificação</text:p>
          </table:table-cell>
          <table:table-cell table:style-name="ce1" office:value-type="string" calcext:value-type="string">
            <text:p>Valor total da GAD + <text:s/>Valor Casco p/Veículo</text:p>
          </table:table-cell>
          <table:table-cell table:style-name="ce13" office:value-type="string" office:string-value="Valor Total Devido pelo CRD " calcext:value-type="string">
            <text:p><text:s/>Valor Total Devido pelo CRD <text:s/></text:p>
          </table:table-cell>
          <table:table-cell table:style-name="ce1"/>
          <table:table-cell table:style-name="ce1" office:value-type="string" calcext:value-type="string">
            <text:p>Proc. Orig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Chassi</text:p>
          </table:table-cell>
          <table:table-cell table:style-name="ce1" office:value-type="string" calcext:value-type="string">
            <text:p>Marca/Modelo</text:p>
          </table:table-cell>
          <table:table-cell table:style-name="ce1" office:value-type="string" calcext:value-type="string">
            <office:annotation draw:style-name="gr1" draw:text-style-name="P2" svg:width="41.1mm" svg:height="32.54mm" svg:x="23038.81mm" svg:y="0mm" draw:caption-point-x="13mm" draw:caption-point-y="0.1mm">
              <dc:date>2020-10-19T00:00:00</dc:date>
              <text:p text:style-name="P1">DETRAN:</text:p>
              <text:p text:style-name="P1"><text:span text:style-name="T1">classificação dos veículos com relação a tipo:</text:span></text:p>
              <text:p text:style-name="P1"><text:span text:style-name="T1">Motocicleta</text:span></text:p>
              <text:p text:style-name="P1"><text:span text:style-name="T1">Veículos em geral</text:span></text:p>
              <text:p text:style-name="P1"><text:span text:style-name="T1">Veículos pesados</text:span></text:p>
            </office:annotation>
            <text:p>Classificação</text:p>
          </table:table-cell>
          <table:table-cell table:style-name="ce1" office:value-type="string" calcext:value-type="string">
            <office:annotation draw:style-name="gr2" draw:text-style-name="P2" svg:width="41.36mm" svg:height="25.4mm" svg:x="23044.5mm" svg:y="0mm" draw:caption-point-x="29.88mm" draw:caption-point-y="0.1mm">
              <dc:date>2020-10-19T00:00:00</dc:date>
              <text:p text:style-name="P1">DETRAN:</text:p>
              <text:p text:style-name="P1"><text:span text:style-name="T1">ano de fabricação</text:span></text:p>
            </office:annotation>
            <text:p>Ano</text:p>
          </table:table-cell>
          <table:table-cell table:style-name="ce1" office:value-type="string" calcext:value-type="string">
            <office:annotation draw:style-name="gr2" draw:text-style-name="P2" svg:width="67.79mm" svg:height="25.4mm" svg:x="23050.97mm" svg:y="0mm" draw:caption-point-x="45.99mm" draw:caption-point-y="0.1mm">
              <dc:date>2020-10-19T00:00:00</dc:date>
              <text:p text:style-name="P1">DETRAN:</text:p>
              <text:p text:style-name="P1"><text:span text:style-name="T1">0-sem isenção</text:span></text:p>
              <text:p text:style-name="P1"><text:span text:style-name="T1">1-veículo furtado/roubado</text:span></text:p>
              <text:p text:style-name="P1"><text:span text:style-name="T1">5-a disposição da polícia</text:span></text:p>
            </office:annotation>
            <text:p>Despesas (GAD)</text:p>
          </table:table-cell>
          <table:table-cell table:style-name="ce1" office:value-type="string" calcext:value-type="string">
            <office:annotation draw:style-name="gr2" draw:text-style-name="P2" svg:width="41.42mm" svg:height="25.4mm" svg:x="23078.2mm" svg:y="0mm" draw:caption-point-x="41.34mm" draw:caption-point-y="0.1mm">
              <dc:date>2020-10-19T00:00:00</dc:date>
              <text:p text:style-name="P1">DETRAN:</text:p>
              <text:p text:style-name="P1"><text:span text:style-name="T1">existe multa na data de entrada em deposito que ocasione a perda de isenção</text:span></text:p>
            </office:annotation>
            <text:p>Recolhimento com multa (elimina isenção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2019802" calcext:value-type="float">
            <text:p>2002019802</text:p>
          </table:table-cell>
          <table:table-cell office:value-type="string" calcext:value-type="string">
            <text:p>DBP1743</text:p>
          </table:table-cell>
          <table:table-cell office:value-type="string" calcext:value-type="string">
            <text:p>9BWEC05X82P504556</text:p>
          </table:table-cell>
          <table:table-cell office:value-type="string" calcext:value-type="string">
            <text:p>VW/SAVEIRO 1.8</text:p>
          </table:table-cell>
          <table:table-cell office:value-type="string" calcext:value-type="string">
            <text:p>veículos em ger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2-Base Nacional (BIN)</text:p>
          </table:table-cell>
          <table:table-cell/>
          <table:table-cell office:value-type="date" office:date-value="2002-05-28" calcext:value-type="date">
            <text:p>28/5/2002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6308" calcext:value-type="float">
            <text:p>6308</text:p>
          </table:table-cell>
          <table:table-cell office:value-type="float" office:value="183" calcext:value-type="float">
            <text:p>183</text:p>
          </table:table-cell>
          <table:table-cell office:value-type="float" office:value="29.04" calcext:value-type="float">
            <text:p><text:s/>29,04 </text:p>
          </table:table-cell>
          <table:table-cell office:value-type="float" office:value="5314.32" calcext:value-type="float">
            <text:p><text:s/>5.314,32 </text:p>
          </table:table-cell>
          <table:table-cell office:value-type="float" office:value="283.26" calcext:value-type="float">
            <text:p><text:s/>283,26 </text:p>
          </table:table-cell>
          <table:table-cell office:value-type="float" office:value="5597.58" calcext:value-type="float">
            <text:p><text:s/>5.597,58 </text:p>
          </table:table-cell>
          <table:table-cell office:value-type="float" office:value="3515.43" calcext:value-type="float">
            <text:p><text:s/>3.515,43 </text:p>
          </table:table-cell>
          <table:table-cell office:value-type="float" office:value="2082.15" calcext:value-type="float">
            <text:p><text:s/>2.082,15 </text:p>
          </table:table-cell>
          <table:table-cell office:value-type="float" office:value="17" calcext:value-type="float">
            <text:p>17</text:p>
          </table:table-cell>
          <table:table-cell office:value-type="float" office:value="14754" calcext:value-type="float">
            <text:p>14.754,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4754" calcext:value-type="float">
            <text:p><text:s/>14.754,00 </text:p>
          </table:table-cell>
          <table:table-cell office:value-type="string" calcext:value-type="string">
            <text:p>FIPE</text:p>
          </table:table-cell>
          <table:table-cell office:value-type="float" office:value="20351.58" calcext:value-type="float">
            <text:p><text:s/>20.351,58 </text:p>
          </table:table-cell>
          <table:table-cell office:value-type="float" office:value="16836.15" calcext:value-type="float">
            <text:p><text:s/>16.836,15 </text:p>
          </table:table-cell>
          <table:table-cell table:number-columns-repeated="99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002018619" calcext:value-type="float">
            <text:p>2002018619</text:p>
          </table:table-cell>
          <table:table-cell office:value-type="string" calcext:value-type="string">
            <text:p>ICY0349</text:p>
          </table:table-cell>
          <table:table-cell office:value-type="string" calcext:value-type="string">
            <text:p>9BG5JK11ZEB041307</text:p>
          </table:table-cell>
          <table:table-cell office:value-type="string" calcext:value-type="string">
            <text:p>GM/MONZA</text:p>
          </table:table-cell>
          <table:table-cell office:value-type="string" calcext:value-type="string">
            <text:p>veículos em geral</text:p>
          </table:table-cell>
          <table:table-cell/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4-Irregular - Alterado</text:p>
          </table:table-cell>
          <table:table-cell/>
          <table:table-cell office:value-type="date" office:date-value="2002-11-26" calcext:value-type="date">
            <text:p>26/11/2002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6126" calcext:value-type="float">
            <text:p>6126</text:p>
          </table:table-cell>
          <table:table-cell office:value-type="float" office:value="183" calcext:value-type="float">
            <text:p>183</text:p>
          </table:table-cell>
          <table:table-cell office:value-type="float" office:value="29.04" calcext:value-type="float">
            <text:p><text:s/>29,04 </text:p>
          </table:table-cell>
          <table:table-cell office:value-type="float" office:value="5314.32" calcext:value-type="float">
            <text:p><text:s/>5.314,32 </text:p>
          </table:table-cell>
          <table:table-cell office:value-type="float" office:value="283.26" calcext:value-type="float">
            <text:p><text:s/>283,26 </text:p>
          </table:table-cell>
          <table:table-cell office:value-type="float" office:value="5597.58" calcext:value-type="float">
            <text:p><text:s/>5.597,58 </text:p>
          </table:table-cell>
          <table:table-cell office:value-type="float" office:value="3515.43" calcext:value-type="float">
            <text:p><text:s/>3.515,43 </text:p>
          </table:table-cell>
          <table:table-cell office:value-type="float" office:value="2082.15" calcext:value-type="float">
            <text:p><text:s/>2.082,15 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124" calcext:value-type="float">
            <text:p>0,124</text:p>
          </table:table-cell>
          <table:table-cell office:value-type="float" office:value="99.2" calcext:value-type="float">
            <text:p><text:s/>99,20 </text:p>
          </table:table-cell>
          <table:table-cell office:value-type="string" calcext:value-type="string">
            <text:p>MI</text:p>
          </table:table-cell>
          <table:table-cell office:value-type="float" office:value="5696.78" calcext:value-type="float">
            <text:p><text:s/>5.696,78 </text:p>
          </table:table-cell>
          <table:table-cell office:value-type="float" office:value="2181.35" calcext:value-type="float">
            <text:p><text:s/>2.181,35 </text:p>
          </table:table-cell>
          <table:table-cell table:number-columns-repeated="99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03011942" calcext:value-type="float">
            <text:p>2003011942</text:p>
          </table:table-cell>
          <table:table-cell table:number-columns-repeated="2"/>
          <table:table-cell office:value-type="string" calcext:value-type="string">
            <text:p>VW BRASILIA</text:p>
          </table:table-cell>
          <table:table-cell office:value-type="string" calcext:value-type="string">
            <text:p>veículos em geral</text:p>
          </table:table-cell>
          <table:table-cell/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03-02-28" calcext:value-type="date">
            <text:p>28/2/2003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6032" calcext:value-type="float">
            <text:p>6032</text:p>
          </table:table-cell>
          <table:table-cell office:value-type="float" office:value="183" calcext:value-type="float">
            <text:p>183</text:p>
          </table:table-cell>
          <table:table-cell office:value-type="float" office:value="29.04" calcext:value-type="float">
            <text:p><text:s/>29,04 </text:p>
          </table:table-cell>
          <table:table-cell office:value-type="float" office:value="5314.32" calcext:value-type="float">
            <text:p><text:s/>5.314,32 </text:p>
          </table:table-cell>
          <table:table-cell office:value-type="float" office:value="283.26" calcext:value-type="float">
            <text:p><text:s/>283,26 </text:p>
          </table:table-cell>
          <table:table-cell office:value-type="float" office:value="5597.58" calcext:value-type="float">
            <text:p><text:s/>5.597,58 </text:p>
          </table:table-cell>
          <table:table-cell office:value-type="float" office:value="3515.43" calcext:value-type="float">
            <text:p><text:s/>3.515,43 </text:p>
          </table:table-cell>
          <table:table-cell office:value-type="float" office:value="2082.15" calcext:value-type="float">
            <text:p><text:s/>2.082,15 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124" calcext:value-type="float">
            <text:p>0,124</text:p>
          </table:table-cell>
          <table:table-cell office:value-type="float" office:value="99.2" calcext:value-type="float">
            <text:p><text:s/>99,20 </text:p>
          </table:table-cell>
          <table:table-cell office:value-type="string" calcext:value-type="string">
            <text:p>MI</text:p>
          </table:table-cell>
          <table:table-cell office:value-type="float" office:value="5696.78" calcext:value-type="float">
            <text:p><text:s/>5.696,78 </text:p>
          </table:table-cell>
          <table:table-cell office:value-type="float" office:value="2181.35" calcext:value-type="float">
            <text:p><text:s/>2.181,35 </text:p>
          </table:table-cell>
          <table:table-cell table:number-columns-repeated="99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003024495" calcext:value-type="float">
            <text:p>2003024495</text:p>
          </table:table-cell>
          <table:table-cell office:value-type="string" calcext:value-type="string">
            <text:p>III3939</text:p>
          </table:table-cell>
          <table:table-cell office:value-type="string" calcext:value-type="string">
            <text:p>9C64LR100W0008543</text:p>
          </table:table-cell>
          <table:table-cell office:value-type="string" calcext:value-type="string">
            <text:p>YAMAHA/DT 200R</text:p>
          </table:table-cell>
          <table:table-cell office:value-type="string" calcext:value-type="string">
            <text:p>Motocicleta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0-Identificado</text:p>
          </table:table-cell>
          <table:table-cell/>
          <table:table-cell office:value-type="date" office:date-value="2003-05-09" calcext:value-type="date">
            <text:p>9/5/2003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5962" calcext:value-type="float">
            <text:p>5962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float" office:value="16" calcext:value-type="float">
            <text:p>16</text:p>
          </table:table-cell>
          <table:table-cell office:value-type="float" office:value="4685" calcext:value-type="float">
            <text:p>4.685,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685" calcext:value-type="float">
            <text:p><text:s/>4.685,00 </text:p>
          </table:table-cell>
          <table:table-cell office:value-type="string" calcext:value-type="string">
            <text:p>FIPE</text:p>
          </table:table-cell>
          <table:table-cell office:value-type="float" office:value="9162.69" calcext:value-type="float">
            <text:p><text:s/>9.162,69 </text:p>
          </table:table-cell>
          <table:table-cell office:value-type="float" office:value="6351.81" calcext:value-type="float">
            <text:p><text:s/>6.351,81 </text:p>
          </table:table-cell>
          <table:table-cell table:number-columns-repeated="99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03025571" calcext:value-type="float">
            <text:p>2003025571</text:p>
          </table:table-cell>
          <table:table-cell table:number-columns-repeated="2"/>
          <table:table-cell office:value-type="string" calcext:value-type="string">
            <text:p>MONARK /MOTOCICLETA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03-05-13" calcext:value-type="date">
            <text:p>13/5/2003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5958" calcext:value-type="float">
            <text:p>5958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office:value-type="float" office:value="4487.61" calcext:value-type="float">
            <text:p><text:s/>4.487,61 </text:p>
          </table:table-cell>
          <table:table-cell office:value-type="float" office:value="1676.73" calcext:value-type="float">
            <text:p><text:s/>1.676,73 </text:p>
          </table:table-cell>
          <table:table-cell table:number-columns-repeated="99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03042387" calcext:value-type="float">
            <text:p>2003042387</text:p>
          </table:table-cell>
          <table:table-cell/>
          <table:table-cell office:value-type="string" calcext:value-type="string">
            <text:p>9C2JC30103R25150</text:p>
          </table:table-cell>
          <table:table-cell office:value-type="string" calcext:value-type="string">
            <text:p>CG 125 TITAN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5-A disposição da Polícia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03-07-05" calcext:value-type="date">
            <text:p>5/7/2003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5905" calcext:value-type="float">
            <text:p>5905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<text:s/>23,23 </text:p>
          </table:table-cell>
          <table:table-cell table:number-columns-repeated="5" office:value-type="float" office:value="0" calcext:value-type="float">
            <text:p><text:s/>- <text:s text:c="2"/>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9.92" calcext:value-type="float">
            <text:p><text:s/>9,92 </text:p>
          </table:table-cell>
          <table:table-cell table:number-columns-repeated="99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03075744" calcext:value-type="float">
            <text:p>2003075744</text:p>
          </table:table-cell>
          <table:table-cell office:value-type="string" calcext:value-type="string">
            <text:p>IGL7104</text:p>
          </table:table-cell>
          <table:table-cell office:value-type="string" calcext:value-type="string">
            <text:p>9C2JD0801KR500248</text:p>
          </table:table-cell>
          <table:table-cell office:value-type="string" calcext:value-type="string">
            <text:p>HONDA/XL 125 DUTY</text:p>
          </table:table-cell>
          <table:table-cell office:value-type="string" calcext:value-type="string">
            <text:p>Motocicleta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03-10-27" calcext:value-type="date">
            <text:p>27/10/2003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5791" calcext:value-type="float">
            <text:p>5791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float" office:value="15" calcext:value-type="float">
            <text:p>15</text:p>
          </table:table-cell>
          <table:table-cell office:value-type="float" office:value="3004.27" calcext:value-type="float">
            <text:p>3.004,2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004.27" calcext:value-type="float">
            <text:p><text:s/>3.004,27 </text:p>
          </table:table-cell>
          <table:table-cell office:value-type="string" calcext:value-type="string">
            <text:p>FIPE</text:p>
          </table:table-cell>
          <table:table-cell office:value-type="float" office:value="7481.96" calcext:value-type="float">
            <text:p><text:s/>7.481,96 </text:p>
          </table:table-cell>
          <table:table-cell office:value-type="float" office:value="4671.08" calcext:value-type="float">
            <text:p><text:s/>4.671,08 </text:p>
          </table:table-cell>
          <table:table-cell table:number-columns-repeated="99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03077842" calcext:value-type="float">
            <text:p>2003077842</text:p>
          </table:table-cell>
          <table:table-cell office:value-type="string" calcext:value-type="string">
            <text:p>XX0000</text:p>
          </table:table-cell>
          <table:table-cell office:value-type="string" calcext:value-type="string">
            <text:p>JKBDXBA19VA006810</text:p>
          </table:table-cell>
          <table:table-cell office:value-type="string" calcext:value-type="string">
            <text:p>KAWASAKI/ KDX 220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4-Irregular - Alterado</text:p>
          </table:table-cell>
          <table:table-cell/>
          <table:table-cell office:value-type="date" office:date-value="2003-11-03" calcext:value-type="date">
            <text:p>3/11/2003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5784" calcext:value-type="float">
            <text:p>5784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office:value-type="float" office:value="4487.61" calcext:value-type="float">
            <text:p><text:s/>4.487,61 </text:p>
          </table:table-cell>
          <table:table-cell office:value-type="float" office:value="1676.73" calcext:value-type="float">
            <text:p><text:s/>1.676,73 </text:p>
          </table:table-cell>
          <table:table-cell table:number-columns-repeated="99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003087068" calcext:value-type="float">
            <text:p>2003087068</text:p>
          </table:table-cell>
          <table:table-cell/>
          <table:table-cell office:value-type="string" calcext:value-type="string">
            <text:p>021305H02</text:p>
          </table:table-cell>
          <table:table-cell office:value-type="string" calcext:value-type="string">
            <text:p>AGRALE/SL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03-12-09" calcext:value-type="date">
            <text:p>9/12/2003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5748" calcext:value-type="float">
            <text:p>5748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office:value-type="float" office:value="4487.61" calcext:value-type="float">
            <text:p><text:s/>4.487,61 </text:p>
          </table:table-cell>
          <table:table-cell office:value-type="float" office:value="1676.73" calcext:value-type="float">
            <text:p><text:s/>1.676,73 </text:p>
          </table:table-cell>
          <table:table-cell table:number-columns-repeated="99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4003101" calcext:value-type="float">
            <text:p>2004003101</text:p>
          </table:table-cell>
          <table:table-cell office:value-type="string" calcext:value-type="string">
            <text:p>IIA0682</text:p>
          </table:table-cell>
          <table:table-cell office:value-type="string" calcext:value-type="string">
            <text:p>BA783571</text:p>
          </table:table-cell>
          <table:table-cell office:value-type="string" calcext:value-type="string">
            <text:p>VW/BRASILIA</text:p>
          </table:table-cell>
          <table:table-cell office:value-type="string" calcext:value-type="string">
            <text:p>veículos em geral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1-Veículo Furtado / Roubad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04-01-13" calcext:value-type="date">
            <text:p>13/1/2004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5713" calcext:value-type="float">
            <text:p>5713</text:p>
          </table:table-cell>
          <table:table-cell office:value-type="float" office:value="0" calcext:value-type="float">
            <text:p>0</text:p>
          </table:table-cell>
          <table:table-cell office:value-type="float" office:value="29.04" calcext:value-type="float">
            <text:p><text:s/>29,04 </text:p>
          </table:table-cell>
          <table:table-cell table:number-columns-repeated="5" office:value-type="float" office:value="0" calcext:value-type="float">
            <text:p><text:s/>- <text:s text:c="2"/>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124" calcext:value-type="float">
            <text:p>0,124</text:p>
          </table:table-cell>
          <table:table-cell office:value-type="float" office:value="99.2" calcext:value-type="float">
            <text:p><text:s/>99,20 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99.2" calcext:value-type="float">
            <text:p><text:s/>99,20 </text:p>
          </table:table-cell>
          <table:table-cell table:number-columns-repeated="99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004018871" calcext:value-type="float">
            <text:p>2004018871</text:p>
          </table:table-cell>
          <table:table-cell/>
          <table:table-cell office:value-type="string" calcext:value-type="string">
            <text:p>9C62MX000K0008226</text:p>
          </table:table-cell>
          <table:table-cell office:value-type="string" calcext:value-type="string">
            <text:p>YAMAHA/RD 135 Z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04-03-20" calcext:value-type="date">
            <text:p>20/3/2004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5646" calcext:value-type="float">
            <text:p>5646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office:value-type="float" office:value="4487.61" calcext:value-type="float">
            <text:p><text:s/>4.487,61 </text:p>
          </table:table-cell>
          <table:table-cell office:value-type="float" office:value="1676.73" calcext:value-type="float">
            <text:p><text:s/>1.676,73 </text:p>
          </table:table-cell>
          <table:table-cell table:number-columns-repeated="99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004023141" calcext:value-type="float">
            <text:p>2004023141</text:p>
          </table:table-cell>
          <table:table-cell office:value-type="string" calcext:value-type="string">
            <text:p>BSH4929</text:p>
          </table:table-cell>
          <table:table-cell office:value-type="string" calcext:value-type="string">
            <text:p>ZFA160000S5127642</text:p>
          </table:table-cell>
          <table:table-cell office:value-type="string" calcext:value-type="string">
            <text:p>IMP/FIAT TIPO 1.6 IE</text:p>
          </table:table-cell>
          <table:table-cell office:value-type="string" calcext:value-type="string">
            <text:p>veículos em geral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04-04-09" calcext:value-type="date">
            <text:p>9/4/2004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5626" calcext:value-type="float">
            <text:p>5626</text:p>
          </table:table-cell>
          <table:table-cell office:value-type="float" office:value="183" calcext:value-type="float">
            <text:p>183</text:p>
          </table:table-cell>
          <table:table-cell office:value-type="float" office:value="29.04" calcext:value-type="float">
            <text:p><text:s/>29,04 </text:p>
          </table:table-cell>
          <table:table-cell office:value-type="float" office:value="5314.32" calcext:value-type="float">
            <text:p><text:s/>5.314,32 </text:p>
          </table:table-cell>
          <table:table-cell office:value-type="float" office:value="283.26" calcext:value-type="float">
            <text:p><text:s/>283,26 </text:p>
          </table:table-cell>
          <table:table-cell office:value-type="float" office:value="5597.58" calcext:value-type="float">
            <text:p><text:s/>5.597,58 </text:p>
          </table:table-cell>
          <table:table-cell office:value-type="float" office:value="3515.43" calcext:value-type="float">
            <text:p><text:s/>3.515,43 </text:p>
          </table:table-cell>
          <table:table-cell office:value-type="float" office:value="2082.15" calcext:value-type="float">
            <text:p><text:s/>2.082,15 </text:p>
          </table:table-cell>
          <table:table-cell office:value-type="float" office:value="15" calcext:value-type="float">
            <text:p>15</text:p>
          </table:table-cell>
          <table:table-cell office:value-type="float" office:value="5543" calcext:value-type="float">
            <text:p>5.543,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5543" calcext:value-type="float">
            <text:p><text:s/>5.543,00 </text:p>
          </table:table-cell>
          <table:table-cell office:value-type="string" calcext:value-type="string">
            <text:p>FIPE</text:p>
          </table:table-cell>
          <table:table-cell office:value-type="float" office:value="11140.58" calcext:value-type="float">
            <text:p><text:s/>11.140,58 </text:p>
          </table:table-cell>
          <table:table-cell office:value-type="float" office:value="7625.15" calcext:value-type="float">
            <text:p><text:s/>7.625,15 </text:p>
          </table:table-cell>
          <table:table-cell table:number-columns-repeated="99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004089131" calcext:value-type="float">
            <text:p>2004089131</text:p>
          </table:table-cell>
          <table:table-cell table:number-columns-repeated="2"/>
          <table:table-cell office:value-type="string" calcext:value-type="string">
            <text:p>YAMAHA/125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04-10-16" calcext:value-type="date">
            <text:p>16/10/2004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5436" calcext:value-type="float">
            <text:p>5436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office:value-type="float" office:value="4487.61" calcext:value-type="float">
            <text:p><text:s/>4.487,61 </text:p>
          </table:table-cell>
          <table:table-cell office:value-type="float" office:value="1676.73" calcext:value-type="float">
            <text:p><text:s/>1.676,73 </text:p>
          </table:table-cell>
          <table:table-cell table:number-columns-repeated="995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004094448" calcext:value-type="float">
            <text:p>2004094448</text:p>
          </table:table-cell>
          <table:table-cell office:value-type="string" calcext:value-type="string">
            <text:p>MDI6552</text:p>
          </table:table-cell>
          <table:table-cell office:value-type="string" calcext:value-type="string">
            <text:p>9C6KE042030005781</text:p>
          </table:table-cell>
          <table:table-cell office:value-type="string" calcext:value-type="string">
            <text:p>YAMAHA/YBR 125ED</text:p>
          </table:table-cell>
          <table:table-cell office:value-type="string" calcext:value-type="string">
            <text:p>Motocicleta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0-Identificado</text:p>
          </table:table-cell>
          <table:table-cell/>
          <table:table-cell office:value-type="date" office:date-value="2004-11-06" calcext:value-type="date">
            <text:p>6/11/2004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5415" calcext:value-type="float">
            <text:p>5415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float" office:value="14" calcext:value-type="float">
            <text:p>14</text:p>
          </table:table-cell>
          <table:table-cell office:value-type="float" office:value="2580" calcext:value-type="float">
            <text:p>2.580,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580" calcext:value-type="float">
            <text:p><text:s/>2.580,00 </text:p>
          </table:table-cell>
          <table:table-cell office:value-type="string" calcext:value-type="string">
            <text:p>FIPE</text:p>
          </table:table-cell>
          <table:table-cell office:value-type="float" office:value="7057.69" calcext:value-type="float">
            <text:p><text:s/>7.057,69 </text:p>
          </table:table-cell>
          <table:table-cell office:value-type="float" office:value="4246.81" calcext:value-type="float">
            <text:p><text:s/>4.246,81 </text:p>
          </table:table-cell>
          <table:table-cell table:number-columns-repeated="995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005002589" calcext:value-type="float">
            <text:p>2005002589</text:p>
          </table:table-cell>
          <table:table-cell table:number-columns-repeated="2"/>
          <table:table-cell office:value-type="string" calcext:value-type="string">
            <text:p>MASSEY FERGUSON/TRATOR 265</text:p>
          </table:table-cell>
          <table:table-cell office:value-type="string" calcext:value-type="string">
            <text:p>veículos pesados</text:p>
          </table:table-cell>
          <table:table-cell/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05-01-08" calcext:value-type="date">
            <text:p>8/1/2005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5352" calcext:value-type="float">
            <text:p>5352</text:p>
          </table:table-cell>
          <table:table-cell office:value-type="float" office:value="183" calcext:value-type="float">
            <text:p>183</text:p>
          </table:table-cell>
          <table:table-cell office:value-type="float" office:value="63.65" calcext:value-type="float">
            <text:p><text:s/>63,65 </text:p>
          </table:table-cell>
          <table:table-cell office:value-type="float" office:value="11647.95" calcext:value-type="float">
            <text:p><text:s/>11.647,95 </text:p>
          </table:table-cell>
          <table:table-cell office:value-type="float" office:value="594.27" calcext:value-type="float">
            <text:p><text:s/>594,27 </text:p>
          </table:table-cell>
          <table:table-cell office:value-type="float" office:value="12242.22" calcext:value-type="float">
            <text:p><text:s/>12.242,22 </text:p>
          </table:table-cell>
          <table:table-cell office:value-type="float" office:value="7713.45" calcext:value-type="float">
            <text:p><text:s/>7.713,45 </text:p>
          </table:table-cell>
          <table:table-cell office:value-type="float" office:value="4528.77" calcext:value-type="float">
            <text:p><text:s/>4.528,77 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24" calcext:value-type="float">
            <text:p>0,124</text:p>
          </table:table-cell>
          <table:table-cell office:value-type="float" office:value="620" calcext:value-type="float">
            <text:p><text:s/>620,00 </text:p>
          </table:table-cell>
          <table:table-cell office:value-type="string" calcext:value-type="string">
            <text:p>MI</text:p>
          </table:table-cell>
          <table:table-cell office:value-type="float" office:value="12862.22" calcext:value-type="float">
            <text:p><text:s/>12.862,22 </text:p>
          </table:table-cell>
          <table:table-cell office:value-type="float" office:value="5148.77" calcext:value-type="float">
            <text:p><text:s/>5.148,77 </text:p>
          </table:table-cell>
          <table:table-cell table:number-columns-repeated="99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005016120" calcext:value-type="float">
            <text:p>2005016120</text:p>
          </table:table-cell>
          <table:table-cell office:value-type="string" calcext:value-type="string">
            <text:p>IDU4782</text:p>
          </table:table-cell>
          <table:table-cell office:value-type="string" calcext:value-type="string">
            <text:p>9BD146000K3523732</text:p>
          </table:table-cell>
          <table:table-cell office:value-type="string" calcext:value-type="string">
            <text:p>FIAT/UNO S</text:p>
          </table:table-cell>
          <table:table-cell office:value-type="string" calcext:value-type="string">
            <text:p>veículos em geral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05-02-23" calcext:value-type="date">
            <text:p>23/2/2005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5306" calcext:value-type="float">
            <text:p>5306</text:p>
          </table:table-cell>
          <table:table-cell office:value-type="float" office:value="183" calcext:value-type="float">
            <text:p>183</text:p>
          </table:table-cell>
          <table:table-cell office:value-type="float" office:value="29.04" calcext:value-type="float">
            <text:p><text:s/>29,04 </text:p>
          </table:table-cell>
          <table:table-cell office:value-type="float" office:value="5314.32" calcext:value-type="float">
            <text:p><text:s/>5.314,32 </text:p>
          </table:table-cell>
          <table:table-cell office:value-type="float" office:value="283.26" calcext:value-type="float">
            <text:p><text:s/>283,26 </text:p>
          </table:table-cell>
          <table:table-cell office:value-type="float" office:value="5597.58" calcext:value-type="float">
            <text:p><text:s/>5.597,58 </text:p>
          </table:table-cell>
          <table:table-cell office:value-type="float" office:value="3515.43" calcext:value-type="float">
            <text:p><text:s/>3.515,43 </text:p>
          </table:table-cell>
          <table:table-cell office:value-type="float" office:value="2082.15" calcext:value-type="float">
            <text:p><text:s/>2.082,15 </text:p>
          </table:table-cell>
          <table:table-cell office:value-type="float" office:value="14" calcext:value-type="float">
            <text:p>14</text:p>
          </table:table-cell>
          <table:table-cell office:value-type="float" office:value="4341" calcext:value-type="float">
            <text:p>4.341,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4341" calcext:value-type="float">
            <text:p><text:s/>4.341,00 </text:p>
          </table:table-cell>
          <table:table-cell office:value-type="string" calcext:value-type="string">
            <text:p>FIPE</text:p>
          </table:table-cell>
          <table:table-cell office:value-type="float" office:value="9938.58" calcext:value-type="float">
            <text:p><text:s/>9.938,58 </text:p>
          </table:table-cell>
          <table:table-cell office:value-type="float" office:value="6423.15" calcext:value-type="float">
            <text:p><text:s/>6.423,15 </text:p>
          </table:table-cell>
          <table:table-cell table:number-columns-repeated="99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005026602" calcext:value-type="float">
            <text:p>2005026602</text:p>
          </table:table-cell>
          <table:table-cell office:value-type="string" calcext:value-type="string">
            <text:p>BFT9200</text:p>
          </table:table-cell>
          <table:table-cell office:value-type="string" calcext:value-type="string">
            <text:p>9C64AN000M0001523</text:p>
          </table:table-cell>
          <table:table-cell office:value-type="string" calcext:value-type="string">
            <text:p>YAMAHA/DT 200</text:p>
          </table:table-cell>
          <table:table-cell office:value-type="string" calcext:value-type="string">
            <text:p>Motocicleta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2-Base Nacional (BIN)</text:p>
          </table:table-cell>
          <table:table-cell/>
          <table:table-cell office:value-type="date" office:date-value="2005-03-31" calcext:value-type="date">
            <text:p>31/3/2005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5270" calcext:value-type="float">
            <text:p>5270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float" office:value="14" calcext:value-type="float">
            <text:p>14</text:p>
          </table:table-cell>
          <table:table-cell office:value-type="float" office:value="1887" calcext:value-type="float">
            <text:p>1.887,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87" calcext:value-type="float">
            <text:p><text:s/>1.887,00 </text:p>
          </table:table-cell>
          <table:table-cell office:value-type="string" calcext:value-type="string">
            <text:p>FIPE</text:p>
          </table:table-cell>
          <table:table-cell office:value-type="float" office:value="6364.69" calcext:value-type="float">
            <text:p><text:s/>6.364,69 </text:p>
          </table:table-cell>
          <table:table-cell office:value-type="float" office:value="3553.81" calcext:value-type="float">
            <text:p><text:s/>3.553,81 </text:p>
          </table:table-cell>
          <table:table-cell table:number-columns-repeated="995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005043881" calcext:value-type="float">
            <text:p>2005043881</text:p>
          </table:table-cell>
          <table:table-cell office:value-type="string" calcext:value-type="string">
            <text:p>IBH7472</text:p>
          </table:table-cell>
          <table:table-cell office:value-type="string" calcext:value-type="string">
            <text:p>LB8AAB43197</text:p>
          </table:table-cell>
          <table:table-cell office:value-type="string" calcext:value-type="string">
            <text:p>FORD/DEL REY</text:p>
          </table:table-cell>
          <table:table-cell office:value-type="string" calcext:value-type="string">
            <text:p>veículos em geral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05-05-23" calcext:value-type="date">
            <text:p>23/5/2005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5217" calcext:value-type="float">
            <text:p>5217</text:p>
          </table:table-cell>
          <table:table-cell office:value-type="float" office:value="183" calcext:value-type="float">
            <text:p>183</text:p>
          </table:table-cell>
          <table:table-cell office:value-type="float" office:value="29.04" calcext:value-type="float">
            <text:p><text:s/>29,04 </text:p>
          </table:table-cell>
          <table:table-cell office:value-type="float" office:value="5314.32" calcext:value-type="float">
            <text:p><text:s/>5.314,32 </text:p>
          </table:table-cell>
          <table:table-cell office:value-type="float" office:value="283.26" calcext:value-type="float">
            <text:p><text:s/>283,26 </text:p>
          </table:table-cell>
          <table:table-cell office:value-type="float" office:value="5597.58" calcext:value-type="float">
            <text:p><text:s/>5.597,58 </text:p>
          </table:table-cell>
          <table:table-cell office:value-type="float" office:value="3515.43" calcext:value-type="float">
            <text:p><text:s/>3.515,43 </text:p>
          </table:table-cell>
          <table:table-cell office:value-type="float" office:value="2082.15" calcext:value-type="float">
            <text:p><text:s/>2.082,15 </text:p>
          </table:table-cell>
          <table:table-cell office:value-type="float" office:value="14" calcext:value-type="float">
            <text:p>14</text:p>
          </table:table-cell>
          <table:table-cell office:value-type="float" office:value="2483.89" calcext:value-type="float">
            <text:p>2.483,89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2483.89" calcext:value-type="float">
            <text:p><text:s/>2.483,89 </text:p>
          </table:table-cell>
          <table:table-cell office:value-type="string" calcext:value-type="string">
            <text:p>FIPE</text:p>
          </table:table-cell>
          <table:table-cell office:value-type="float" office:value="8081.47" calcext:value-type="float">
            <text:p><text:s/>8.081,47 </text:p>
          </table:table-cell>
          <table:table-cell office:value-type="float" office:value="4566.04" calcext:value-type="float">
            <text:p><text:s/>4.566,04 </text:p>
          </table:table-cell>
          <table:table-cell table:number-columns-repeated="99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005053066" calcext:value-type="float">
            <text:p>2005053066</text:p>
          </table:table-cell>
          <table:table-cell office:value-type="string" calcext:value-type="string">
            <text:p>LXC0556</text:p>
          </table:table-cell>
          <table:table-cell office:value-type="string" calcext:value-type="string">
            <text:p>CG125BR1184704</text:p>
          </table:table-cell>
          <table:table-cell office:value-type="string" calcext:value-type="string">
            <text:p>HONDA/CG 125</text:p>
          </table:table-cell>
          <table:table-cell office:value-type="string" calcext:value-type="string">
            <text:p>Motocicletas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2-Base Nacional (BIN)</text:p>
          </table:table-cell>
          <table:table-cell/>
          <table:table-cell office:value-type="date" office:date-value="2005-06-13" calcext:value-type="date">
            <text:p>13/6/2005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5196" calcext:value-type="float">
            <text:p>5196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float" office:value="14" calcext:value-type="float">
            <text:p>14</text:p>
          </table:table-cell>
          <table:table-cell office:value-type="float" office:value="1976.56" calcext:value-type="float">
            <text:p>1.976,5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976.56" calcext:value-type="float">
            <text:p><text:s/>1.976,56 </text:p>
          </table:table-cell>
          <table:table-cell office:value-type="string" calcext:value-type="string">
            <text:p>FIPE</text:p>
          </table:table-cell>
          <table:table-cell office:value-type="float" office:value="6454.25" calcext:value-type="float">
            <text:p><text:s/>6.454,25 </text:p>
          </table:table-cell>
          <table:table-cell office:value-type="float" office:value="3643.37" calcext:value-type="float">
            <text:p><text:s/>3.643,37 </text:p>
          </table:table-cell>
          <table:table-cell table:number-columns-repeated="995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005067039" calcext:value-type="float">
            <text:p>2005067039</text:p>
          </table:table-cell>
          <table:table-cell office:value-type="string" calcext:value-type="string">
            <text:p>IDV3910</text:p>
          </table:table-cell>
          <table:table-cell office:value-type="string" calcext:value-type="string">
            <text:p>BA306305</text:p>
          </table:table-cell>
          <table:table-cell office:value-type="string" calcext:value-type="string">
            <text:p>VW/BRASILIA</text:p>
          </table:table-cell>
          <table:table-cell office:value-type="string" calcext:value-type="string">
            <text:p>veículos em geral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05-07-17" calcext:value-type="date">
            <text:p>17/7/2005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5162" calcext:value-type="float">
            <text:p>5162</text:p>
          </table:table-cell>
          <table:table-cell office:value-type="float" office:value="183" calcext:value-type="float">
            <text:p>183</text:p>
          </table:table-cell>
          <table:table-cell office:value-type="float" office:value="29.04" calcext:value-type="float">
            <text:p><text:s/>29,04 </text:p>
          </table:table-cell>
          <table:table-cell office:value-type="float" office:value="5314.32" calcext:value-type="float">
            <text:p><text:s/>5.314,32 </text:p>
          </table:table-cell>
          <table:table-cell office:value-type="float" office:value="283.26" calcext:value-type="float">
            <text:p><text:s/>283,26 </text:p>
          </table:table-cell>
          <table:table-cell office:value-type="float" office:value="5597.58" calcext:value-type="float">
            <text:p><text:s/>5.597,58 </text:p>
          </table:table-cell>
          <table:table-cell office:value-type="float" office:value="3515.43" calcext:value-type="float">
            <text:p><text:s/>3.515,43 </text:p>
          </table:table-cell>
          <table:table-cell office:value-type="float" office:value="2082.15" calcext:value-type="float">
            <text:p><text:s/>2.082,15 </text:p>
          </table:table-cell>
          <table:table-cell office:value-type="float" office:value="14" calcext:value-type="float">
            <text:p>14</text:p>
          </table:table-cell>
          <table:table-cell office:value-type="float" office:value="1274.93" calcext:value-type="float">
            <text:p>1.274,93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274.93" calcext:value-type="float">
            <text:p><text:s/>1.274,93 </text:p>
          </table:table-cell>
          <table:table-cell office:value-type="string" calcext:value-type="string">
            <text:p>FIPE</text:p>
          </table:table-cell>
          <table:table-cell office:value-type="float" office:value="6872.51" calcext:value-type="float">
            <text:p><text:s/>6.872,51 </text:p>
          </table:table-cell>
          <table:table-cell office:value-type="float" office:value="3357.08" calcext:value-type="float">
            <text:p><text:s/>3.357,08 </text:p>
          </table:table-cell>
          <table:table-cell table:number-columns-repeated="99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005075030" calcext:value-type="float">
            <text:p>2005075030</text:p>
          </table:table-cell>
          <table:table-cell office:value-type="string" calcext:value-type="string">
            <text:p>BGC6643</text:p>
          </table:table-cell>
          <table:table-cell office:value-type="string" calcext:value-type="string">
            <text:p>9BD146000M3755879</text:p>
          </table:table-cell>
          <table:table-cell office:value-type="string" calcext:value-type="string">
            <text:p>FIAT/UNO CS 1.5</text:p>
          </table:table-cell>
          <table:table-cell office:value-type="string" calcext:value-type="string">
            <text:p>veículos em gera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2-Base Nacional (BIN)</text:p>
          </table:table-cell>
          <table:table-cell/>
          <table:table-cell office:value-type="date" office:date-value="2005-08-06" calcext:value-type="date">
            <text:p>6/8/2005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5142" calcext:value-type="float">
            <text:p>5142</text:p>
          </table:table-cell>
          <table:table-cell office:value-type="float" office:value="183" calcext:value-type="float">
            <text:p>183</text:p>
          </table:table-cell>
          <table:table-cell office:value-type="float" office:value="29.04" calcext:value-type="float">
            <text:p><text:s/>29,04 </text:p>
          </table:table-cell>
          <table:table-cell office:value-type="float" office:value="5314.32" calcext:value-type="float">
            <text:p><text:s/>5.314,32 </text:p>
          </table:table-cell>
          <table:table-cell office:value-type="float" office:value="283.26" calcext:value-type="float">
            <text:p><text:s/>283,26 </text:p>
          </table:table-cell>
          <table:table-cell office:value-type="float" office:value="5597.58" calcext:value-type="float">
            <text:p><text:s/>5.597,58 </text:p>
          </table:table-cell>
          <table:table-cell office:value-type="float" office:value="3515.43" calcext:value-type="float">
            <text:p><text:s/>3.515,43 </text:p>
          </table:table-cell>
          <table:table-cell office:value-type="float" office:value="2082.15" calcext:value-type="float">
            <text:p><text:s/>2.082,15 </text:p>
          </table:table-cell>
          <table:table-cell office:value-type="float" office:value="14" calcext:value-type="float">
            <text:p>14</text:p>
          </table:table-cell>
          <table:table-cell office:value-type="float" office:value="4914" calcext:value-type="float">
            <text:p>4.914,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4914" calcext:value-type="float">
            <text:p><text:s/>4.914,00 </text:p>
          </table:table-cell>
          <table:table-cell office:value-type="string" calcext:value-type="string">
            <text:p>FIPE</text:p>
          </table:table-cell>
          <table:table-cell office:value-type="float" office:value="10511.58" calcext:value-type="float">
            <text:p><text:s/>10.511,58 </text:p>
          </table:table-cell>
          <table:table-cell office:value-type="float" office:value="6996.15" calcext:value-type="float">
            <text:p><text:s/>6.996,15 </text:p>
          </table:table-cell>
          <table:table-cell table:number-columns-repeated="995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2005093563" calcext:value-type="float">
            <text:p>2005093563</text:p>
          </table:table-cell>
          <table:table-cell office:value-type="string" calcext:value-type="string">
            <text:p>IIP2430</text:p>
          </table:table-cell>
          <table:table-cell office:value-type="float" office:value="255138" calcext:value-type="float">
            <text:p>255138</text:p>
          </table:table-cell>
          <table:table-cell office:value-type="string" calcext:value-type="string">
            <text:p>FIAT/147 L</text:p>
          </table:table-cell>
          <table:table-cell office:value-type="string" calcext:value-type="string">
            <text:p>veículos em geral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05-09-25" calcext:value-type="date">
            <text:p>25/9/2005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5092" calcext:value-type="float">
            <text:p>5092</text:p>
          </table:table-cell>
          <table:table-cell office:value-type="float" office:value="183" calcext:value-type="float">
            <text:p>183</text:p>
          </table:table-cell>
          <table:table-cell office:value-type="float" office:value="29.04" calcext:value-type="float">
            <text:p><text:s/>29,04 </text:p>
          </table:table-cell>
          <table:table-cell office:value-type="float" office:value="5314.32" calcext:value-type="float">
            <text:p><text:s/>5.314,32 </text:p>
          </table:table-cell>
          <table:table-cell office:value-type="float" office:value="283.26" calcext:value-type="float">
            <text:p><text:s/>283,26 </text:p>
          </table:table-cell>
          <table:table-cell office:value-type="float" office:value="5597.58" calcext:value-type="float">
            <text:p><text:s/>5.597,58 </text:p>
          </table:table-cell>
          <table:table-cell office:value-type="float" office:value="3515.43" calcext:value-type="float">
            <text:p><text:s/>3.515,43 </text:p>
          </table:table-cell>
          <table:table-cell office:value-type="float" office:value="2082.15" calcext:value-type="float">
            <text:p><text:s/>2.082,15 </text:p>
          </table:table-cell>
          <table:table-cell office:value-type="float" office:value="13" calcext:value-type="float">
            <text:p>13</text:p>
          </table:table-cell>
          <table:table-cell office:value-type="float" office:value="1779.55" calcext:value-type="float">
            <text:p>1.779,55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779.55" calcext:value-type="float">
            <text:p><text:s/>1.779,55 </text:p>
          </table:table-cell>
          <table:table-cell office:value-type="string" calcext:value-type="string">
            <text:p>FIPE</text:p>
          </table:table-cell>
          <table:table-cell office:value-type="float" office:value="7377.13" calcext:value-type="float">
            <text:p><text:s/>7.377,13 </text:p>
          </table:table-cell>
          <table:table-cell office:value-type="float" office:value="3861.7" calcext:value-type="float">
            <text:p><text:s/>3.861,70 </text:p>
          </table:table-cell>
          <table:table-cell table:number-columns-repeated="995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006047023" calcext:value-type="float">
            <text:p>2006047023</text:p>
          </table:table-cell>
          <table:table-cell office:value-type="string" calcext:value-type="string">
            <text:p>IBZ9151</text:p>
          </table:table-cell>
          <table:table-cell office:value-type="string" calcext:value-type="string">
            <text:p>4A33GG1WRPE081691</text:p>
          </table:table-cell>
          <table:table-cell office:value-type="string" calcext:value-type="string">
            <text:p>IMP/MMC GALANT GS</text:p>
          </table:table-cell>
          <table:table-cell office:value-type="string" calcext:value-type="string">
            <text:p>veículos em geral</text:p>
          </table:table-cell>
          <table:table-cell/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4-Irregular - Alterado</text:p>
          </table:table-cell>
          <table:table-cell/>
          <table:table-cell office:value-type="date" office:date-value="2006-05-28" calcext:value-type="date">
            <text:p>28/5/2006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4847" calcext:value-type="float">
            <text:p>4847</text:p>
          </table:table-cell>
          <table:table-cell office:value-type="float" office:value="183" calcext:value-type="float">
            <text:p>183</text:p>
          </table:table-cell>
          <table:table-cell office:value-type="float" office:value="29.04" calcext:value-type="float">
            <text:p><text:s/>29,04 </text:p>
          </table:table-cell>
          <table:table-cell office:value-type="float" office:value="5314.32" calcext:value-type="float">
            <text:p><text:s/>5.314,32 </text:p>
          </table:table-cell>
          <table:table-cell office:value-type="float" office:value="283.26" calcext:value-type="float">
            <text:p><text:s/>283,26 </text:p>
          </table:table-cell>
          <table:table-cell office:value-type="float" office:value="5597.58" calcext:value-type="float">
            <text:p><text:s/>5.597,58 </text:p>
          </table:table-cell>
          <table:table-cell office:value-type="float" office:value="3515.43" calcext:value-type="float">
            <text:p><text:s/>3.515,43 </text:p>
          </table:table-cell>
          <table:table-cell office:value-type="float" office:value="2082.15" calcext:value-type="float">
            <text:p><text:s/>2.082,15 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124" calcext:value-type="float">
            <text:p>0,124</text:p>
          </table:table-cell>
          <table:table-cell office:value-type="float" office:value="99.2" calcext:value-type="float">
            <text:p><text:s/>99,20 </text:p>
          </table:table-cell>
          <table:table-cell office:value-type="string" calcext:value-type="string">
            <text:p>MI</text:p>
          </table:table-cell>
          <table:table-cell office:value-type="float" office:value="5696.78" calcext:value-type="float">
            <text:p><text:s/>5.696,78 </text:p>
          </table:table-cell>
          <table:table-cell office:value-type="float" office:value="2181.35" calcext:value-type="float">
            <text:p><text:s/>2.181,35 </text:p>
          </table:table-cell>
          <table:table-cell table:number-columns-repeated="995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2006081206" calcext:value-type="float">
            <text:p>2006081206</text:p>
          </table:table-cell>
          <table:table-cell office:value-type="string" calcext:value-type="string">
            <text:p>MBF0196</text:p>
          </table:table-cell>
          <table:table-cell office:value-type="string" calcext:value-type="string">
            <text:p>9BGSC19Z01C112050</text:p>
          </table:table-cell>
          <table:table-cell office:value-type="string" calcext:value-type="string">
            <text:p>GM/CORSA WIND</text:p>
          </table:table-cell>
          <table:table-cell office:value-type="string" calcext:value-type="string">
            <text:p>veículos em ger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7-Liberação (Veículo Furtado / Roubado)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06-08-09" calcext:value-type="date">
            <text:p>9/8/2006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4774" calcext:value-type="float">
            <text:p>4774</text:p>
          </table:table-cell>
          <table:table-cell office:value-type="float" office:value="0" calcext:value-type="float">
            <text:p>0</text:p>
          </table:table-cell>
          <table:table-cell office:value-type="float" office:value="29.04" calcext:value-type="float">
            <text:p><text:s/>29,04 </text:p>
          </table:table-cell>
          <table:table-cell table:number-columns-repeated="5" office:value-type="float" office:value="0" calcext:value-type="float">
            <text:p><text:s/>- <text:s text:c="2"/>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124" calcext:value-type="float">
            <text:p>0,124</text:p>
          </table:table-cell>
          <table:table-cell office:value-type="float" office:value="99.2" calcext:value-type="float">
            <text:p><text:s/>99,20 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99.2" calcext:value-type="float">
            <text:p><text:s/>99,20 </text:p>
          </table:table-cell>
          <table:table-cell table:number-columns-repeated="995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2007113715" calcext:value-type="float">
            <text:p>2007113715</text:p>
          </table:table-cell>
          <table:table-cell office:value-type="string" calcext:value-type="string">
            <text:p>IJI5681</text:p>
          </table:table-cell>
          <table:table-cell office:value-type="string" calcext:value-type="string">
            <text:p>CG1251098553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Motocicletas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07-09-15" calcext:value-type="date">
            <text:p>15/9/2007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4372" calcext:value-type="float">
            <text:p>4372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float" office:value="11" calcext:value-type="float">
            <text:p>11</text:p>
          </table:table-cell>
          <table:table-cell office:value-type="float" office:value="1719.1" calcext:value-type="float">
            <text:p>1.719,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719.1" calcext:value-type="float">
            <text:p><text:s/>1.719,10 </text:p>
          </table:table-cell>
          <table:table-cell office:value-type="string" calcext:value-type="string">
            <text:p>FIPE</text:p>
          </table:table-cell>
          <table:table-cell office:value-type="float" office:value="6196.79" calcext:value-type="float">
            <text:p><text:s/>6.196,79 </text:p>
          </table:table-cell>
          <table:table-cell office:value-type="float" office:value="3385.91" calcext:value-type="float">
            <text:p><text:s/>3.385,91 </text:p>
          </table:table-cell>
          <table:table-cell table:number-columns-repeated="99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07140521" calcext:value-type="float">
            <text:p>2007140521</text:p>
          </table:table-cell>
          <table:table-cell/>
          <table:table-cell office:value-type="string" calcext:value-type="string">
            <text:p>SEMNUMERACAO</text:p>
          </table:table-cell>
          <table:table-cell office:value-type="string" calcext:value-type="string">
            <text:p>honda/biz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5-A disposição da Polícia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07-12-02" calcext:value-type="date">
            <text:p>2/12/2007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4294" calcext:value-type="float">
            <text:p>4294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<text:s/>23,23 </text:p>
          </table:table-cell>
          <table:table-cell table:number-columns-repeated="5" office:value-type="float" office:value="0" calcext:value-type="float">
            <text:p><text:s/>- <text:s text:c="2"/>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9.92" calcext:value-type="float">
            <text:p><text:s/>9,92 </text:p>
          </table:table-cell>
          <table:table-cell table:number-columns-repeated="995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2008015560" calcext:value-type="float">
            <text:p>2008015560</text:p>
          </table:table-cell>
          <table:table-cell office:value-type="string" calcext:value-type="string">
            <text:p>IIZ0488</text:p>
          </table:table-cell>
          <table:table-cell office:value-type="string" calcext:value-type="string">
            <text:p>5C08AKC136651</text:p>
          </table:table-cell>
          <table:table-cell office:value-type="string" calcext:value-type="string">
            <text:p>GM/CHEVETTE HATCH</text:p>
          </table:table-cell>
          <table:table-cell office:value-type="string" calcext:value-type="string">
            <text:p>veículos em geral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7-Liberação (A disposição da Polícia)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08-02-19" calcext:value-type="date">
            <text:p>19/2/2008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4215" calcext:value-type="float">
            <text:p>4215</text:p>
          </table:table-cell>
          <table:table-cell office:value-type="float" office:value="0" calcext:value-type="float">
            <text:p>0</text:p>
          </table:table-cell>
          <table:table-cell office:value-type="float" office:value="29.04" calcext:value-type="float">
            <text:p><text:s/>29,04 </text:p>
          </table:table-cell>
          <table:table-cell table:number-columns-repeated="5" office:value-type="float" office:value="0" calcext:value-type="float">
            <text:p><text:s/>- <text:s text:c="2"/>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124" calcext:value-type="float">
            <text:p>0,124</text:p>
          </table:table-cell>
          <table:table-cell office:value-type="float" office:value="99.2" calcext:value-type="float">
            <text:p><text:s/>99,20 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99.2" calcext:value-type="float">
            <text:p><text:s/>99,20 </text:p>
          </table:table-cell>
          <table:table-cell table:number-columns-repeated="99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010035310" calcext:value-type="float">
            <text:p>2010035310</text:p>
          </table:table-cell>
          <table:table-cell office:value-type="string" calcext:value-type="string">
            <text:p>DWZ3827</text:p>
          </table:table-cell>
          <table:table-cell office:value-type="string" calcext:value-type="string">
            <text:p>9C2MC35008R033465</text:p>
          </table:table-cell>
          <table:table-cell office:value-type="string" calcext:value-type="string">
            <text:p>HONDA/CBX 250 TWISTER</text:p>
          </table:table-cell>
          <table:table-cell office:value-type="string" calcext:value-type="string">
            <text:p>Motocicle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2-Base Nacional (BIN)</text:p>
          </table:table-cell>
          <table:table-cell/>
          <table:table-cell office:value-type="date" office:date-value="2010-04-06" calcext:value-type="date">
            <text:p>6/4/2010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3438" calcext:value-type="float">
            <text:p>3438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float" office:value="9" calcext:value-type="float">
            <text:p>9</text:p>
          </table:table-cell>
          <table:table-cell office:value-type="float" office:value="5751" calcext:value-type="float">
            <text:p>5.751,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751" calcext:value-type="float">
            <text:p><text:s/>5.751,00 </text:p>
          </table:table-cell>
          <table:table-cell office:value-type="string" calcext:value-type="string">
            <text:p>FIPE</text:p>
          </table:table-cell>
          <table:table-cell office:value-type="float" office:value="10228.69" calcext:value-type="float">
            <text:p><text:s/>10.228,69 </text:p>
          </table:table-cell>
          <table:table-cell office:value-type="float" office:value="7417.81" calcext:value-type="float">
            <text:p><text:s/>7.417,81 </text:p>
          </table:table-cell>
          <table:table-cell table:number-columns-repeated="99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010105491" calcext:value-type="float">
            <text:p>2010105491</text:p>
          </table:table-cell>
          <table:table-cell office:value-type="string" calcext:value-type="string">
            <text:p>COJ3984</text:p>
          </table:table-cell>
          <table:table-cell office:value-type="string" calcext:value-type="string">
            <text:p>9BG5TE11UGC141675</text:p>
          </table:table-cell>
          <table:table-cell office:value-type="string" calcext:value-type="string">
            <text:p>GM/CHEVETTE SL</text:p>
          </table:table-cell>
          <table:table-cell office:value-type="string" calcext:value-type="string">
            <text:p>veículos em geral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10-08-14" calcext:value-type="date">
            <text:p>14/8/2010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3308" calcext:value-type="float">
            <text:p>3308</text:p>
          </table:table-cell>
          <table:table-cell office:value-type="float" office:value="183" calcext:value-type="float">
            <text:p>183</text:p>
          </table:table-cell>
          <table:table-cell office:value-type="float" office:value="29.04" calcext:value-type="float">
            <text:p><text:s/>29,04 </text:p>
          </table:table-cell>
          <table:table-cell office:value-type="float" office:value="5314.32" calcext:value-type="float">
            <text:p><text:s/>5.314,32 </text:p>
          </table:table-cell>
          <table:table-cell office:value-type="float" office:value="283.26" calcext:value-type="float">
            <text:p><text:s/>283,26 </text:p>
          </table:table-cell>
          <table:table-cell office:value-type="float" office:value="5597.58" calcext:value-type="float">
            <text:p><text:s/>5.597,58 </text:p>
          </table:table-cell>
          <table:table-cell office:value-type="float" office:value="3515.43" calcext:value-type="float">
            <text:p><text:s/>3.515,43 </text:p>
          </table:table-cell>
          <table:table-cell office:value-type="float" office:value="2082.15" calcext:value-type="float">
            <text:p><text:s/>2.082,15 </text:p>
          </table:table-cell>
          <table:table-cell office:value-type="float" office:value="9" calcext:value-type="float">
            <text:p>9</text:p>
          </table:table-cell>
          <table:table-cell office:value-type="float" office:value="5121" calcext:value-type="float">
            <text:p>5.121,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5121" calcext:value-type="float">
            <text:p><text:s/>5.121,00 </text:p>
          </table:table-cell>
          <table:table-cell office:value-type="string" calcext:value-type="string">
            <text:p>FIPE</text:p>
          </table:table-cell>
          <table:table-cell office:value-type="float" office:value="10718.58" calcext:value-type="float">
            <text:p><text:s/>10.718,58 </text:p>
          </table:table-cell>
          <table:table-cell office:value-type="float" office:value="7203.15" calcext:value-type="float">
            <text:p><text:s/>7.203,15 </text:p>
          </table:table-cell>
          <table:table-cell table:number-columns-repeated="995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010114573" calcext:value-type="float">
            <text:p>2010114573</text:p>
          </table:table-cell>
          <table:table-cell/>
          <table:table-cell office:value-type="string" calcext:value-type="string">
            <text:p>RASPADO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10-08-31" calcext:value-type="date">
            <text:p>31/8/2010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3291" calcext:value-type="float">
            <text:p>3291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office:value-type="float" office:value="4487.61" calcext:value-type="float">
            <text:p><text:s/>4.487,61 </text:p>
          </table:table-cell>
          <table:table-cell office:value-type="float" office:value="1676.73" calcext:value-type="float">
            <text:p><text:s/>1.676,73 </text:p>
          </table:table-cell>
          <table:table-cell table:number-columns-repeated="995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011018781" calcext:value-type="float">
            <text:p>2011018781</text:p>
          </table:table-cell>
          <table:table-cell office:value-type="string" calcext:value-type="string">
            <text:p>ICJ4244</text:p>
          </table:table-cell>
          <table:table-cell office:value-type="string" calcext:value-type="string">
            <text:p>CG1253013109</text:p>
          </table:table-cell>
          <table:table-cell office:value-type="string" calcext:value-type="string">
            <text:p>HONDA/TURUNA 125</text:p>
          </table:table-cell>
          <table:table-cell office:value-type="string" calcext:value-type="string">
            <text:p>Motocicletas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11-02-12" calcext:value-type="date">
            <text:p>12/2/2011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3126" calcext:value-type="float">
            <text:p>3126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float" office:value="8" calcext:value-type="float">
            <text:p>8</text:p>
          </table:table-cell>
          <table:table-cell office:value-type="float" office:value="1719.1" calcext:value-type="float">
            <text:p>1.719,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719.1" calcext:value-type="float">
            <text:p><text:s/>1.719,10 </text:p>
          </table:table-cell>
          <table:table-cell office:value-type="string" calcext:value-type="string">
            <text:p>FIPE</text:p>
          </table:table-cell>
          <table:table-cell office:value-type="float" office:value="6196.79" calcext:value-type="float">
            <text:p><text:s/>6.196,79 </text:p>
          </table:table-cell>
          <table:table-cell office:value-type="float" office:value="3385.91" calcext:value-type="float">
            <text:p><text:s/>3.385,91 </text:p>
          </table:table-cell>
          <table:table-cell table:number-columns-repeated="995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011044462" calcext:value-type="float">
            <text:p>2011044462</text:p>
          </table:table-cell>
          <table:table-cell/>
          <table:table-cell office:value-type="string" calcext:value-type="string">
            <text:p>CRD00133RSP140411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11-04-16" calcext:value-type="date">
            <text:p>16/4/2011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3063" calcext:value-type="float">
            <text:p>3063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office:value-type="float" office:value="4487.61" calcext:value-type="float">
            <text:p><text:s/>4.487,61 </text:p>
          </table:table-cell>
          <table:table-cell office:value-type="float" office:value="1676.73" calcext:value-type="float">
            <text:p><text:s/>1.676,73 </text:p>
          </table:table-cell>
          <table:table-cell table:number-columns-repeated="995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011121022" calcext:value-type="float">
            <text:p>2011121022</text:p>
          </table:table-cell>
          <table:table-cell office:value-type="string" calcext:value-type="string">
            <text:p>IJC2600</text:p>
          </table:table-cell>
          <table:table-cell office:value-type="string" calcext:value-type="string">
            <text:p>9C2JC2500YR020905</text:p>
          </table:table-cell>
          <table:table-cell office:value-type="string" calcext:value-type="string">
            <text:p>HONDA/CG 125 TITAN</text:p>
          </table:table-cell>
          <table:table-cell office:value-type="string" calcext:value-type="string">
            <text:p>Motocicleta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11-08-27" calcext:value-type="date">
            <text:p>27/8/2011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2930" calcext:value-type="float">
            <text:p>2930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float" office:value="8" calcext:value-type="float">
            <text:p>8</text:p>
          </table:table-cell>
          <table:table-cell office:value-type="float" office:value="2431" calcext:value-type="float">
            <text:p>2.431,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431" calcext:value-type="float">
            <text:p><text:s/>2.431,00 </text:p>
          </table:table-cell>
          <table:table-cell office:value-type="string" calcext:value-type="string">
            <text:p>FIPE</text:p>
          </table:table-cell>
          <table:table-cell office:value-type="float" office:value="6908.69" calcext:value-type="float">
            <text:p><text:s/>6.908,69 </text:p>
          </table:table-cell>
          <table:table-cell office:value-type="float" office:value="4097.81" calcext:value-type="float">
            <text:p><text:s/>4.097,81 </text:p>
          </table:table-cell>
          <table:table-cell table:number-columns-repeated="99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011128471" calcext:value-type="float">
            <text:p>2011128471</text:p>
          </table:table-cell>
          <table:table-cell/>
          <table:table-cell office:value-type="string" calcext:value-type="string">
            <text:p>CRD00133RSP120911</text:p>
          </table:table-cell>
          <table:table-cell office:value-type="string" calcext:value-type="string">
            <text:p>hondacg125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5-A disposição da Polícia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11-09-12" calcext:value-type="date">
            <text:p>12/9/2011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<text:s/>23,23 </text:p>
          </table:table-cell>
          <table:table-cell table:number-columns-repeated="5" office:value-type="float" office:value="0" calcext:value-type="float">
            <text:p><text:s/>- <text:s text:c="2"/>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9.92" calcext:value-type="float">
            <text:p><text:s/>9,92 </text:p>
          </table:table-cell>
          <table:table-cell table:number-columns-repeated="995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11159561" calcext:value-type="float">
            <text:p>2011159561</text:p>
          </table:table-cell>
          <table:table-cell/>
          <table:table-cell office:value-type="string" calcext:value-type="string">
            <text:p>CRD00133RSP10112011</text:p>
          </table:table-cell>
          <table:table-cell office:value-type="string" calcext:value-type="string">
            <text:p>yamaha dt 180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11-11-10" calcext:value-type="date">
            <text:p>10/11/2011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2855" calcext:value-type="float">
            <text:p>2855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office:value-type="float" office:value="4487.61" calcext:value-type="float">
            <text:p><text:s/>4.487,61 </text:p>
          </table:table-cell>
          <table:table-cell office:value-type="float" office:value="1676.73" calcext:value-type="float">
            <text:p><text:s/>1.676,73 </text:p>
          </table:table-cell>
          <table:table-cell table:number-columns-repeated="995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2012138140" calcext:value-type="float">
            <text:p>2012138140</text:p>
          </table:table-cell>
          <table:table-cell office:value-type="string" calcext:value-type="string">
            <text:p>IRF9468</text:p>
          </table:table-cell>
          <table:table-cell office:value-type="string" calcext:value-type="string">
            <text:p>9C2KD0510AR038557</text:p>
          </table:table-cell>
          <table:table-cell office:value-type="string" calcext:value-type="string">
            <text:p>HONDA/NXR150BROS MIX ESD</text:p>
          </table:table-cell>
          <table:table-cell office:value-type="string" calcext:value-type="string">
            <text:p>Motocicleta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12-09-08" calcext:value-type="date">
            <text:p>8/9/2012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2552" calcext:value-type="float">
            <text:p>2552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float" office:value="6" calcext:value-type="float">
            <text:p>6</text:p>
          </table:table-cell>
          <table:table-cell office:value-type="float" office:value="6845" calcext:value-type="float">
            <text:p>6.845,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845" calcext:value-type="float">
            <text:p><text:s/>6.845,00 </text:p>
          </table:table-cell>
          <table:table-cell office:value-type="string" calcext:value-type="string">
            <text:p>FIPE</text:p>
          </table:table-cell>
          <table:table-cell office:value-type="float" office:value="11322.69" calcext:value-type="float">
            <text:p><text:s/>11.322,69 </text:p>
          </table:table-cell>
          <table:table-cell office:value-type="float" office:value="8511.81" calcext:value-type="float">
            <text:p><text:s/>8.511,81 </text:p>
          </table:table-cell>
          <table:table-cell table:number-columns-repeated="99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013051087" calcext:value-type="float">
            <text:p>2013051087</text:p>
          </table:table-cell>
          <table:table-cell/>
          <table:table-cell office:value-type="string" calcext:value-type="string">
            <text:p>CRD00133RSP18042013</text:p>
          </table:table-cell>
          <table:table-cell office:value-type="string" calcext:value-type="string">
            <text:p>CRYPTON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5-A disposição da Polícia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13-04-18" calcext:value-type="date">
            <text:p>18/4/2013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<text:s/>23,23 </text:p>
          </table:table-cell>
          <table:table-cell table:number-columns-repeated="5" office:value-type="float" office:value="0" calcext:value-type="float">
            <text:p><text:s/>- <text:s text:c="2"/>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9.92" calcext:value-type="float">
            <text:p><text:s/>9,92 </text:p>
          </table:table-cell>
          <table:table-cell table:number-columns-repeated="99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013051614" calcext:value-type="float">
            <text:p>2013051614</text:p>
          </table:table-cell>
          <table:table-cell office:value-type="string" calcext:value-type="string">
            <text:p>MCM5620</text:p>
          </table:table-cell>
          <table:table-cell office:value-type="string" calcext:value-type="string">
            <text:p>XL250BR2017285</text:p>
          </table:table-cell>
          <table:table-cell office:value-type="string" calcext:value-type="string">
            <text:p>HONDA/XLX 250 R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5-A disposição da Polícia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13-04-19" calcext:value-type="date">
            <text:p>19/4/2013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<text:s/>23,23 </text:p>
          </table:table-cell>
          <table:table-cell table:number-columns-repeated="5" office:value-type="float" office:value="0" calcext:value-type="float">
            <text:p><text:s/>- <text:s text:c="2"/>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9.92" calcext:value-type="float">
            <text:p><text:s/>9,92 </text:p>
          </table:table-cell>
          <table:table-cell table:number-columns-repeated="995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2013060228" calcext:value-type="float">
            <text:p>2013060228</text:p>
          </table:table-cell>
          <table:table-cell office:value-type="string" calcext:value-type="string">
            <text:p>IIW8085</text:p>
          </table:table-cell>
          <table:table-cell office:value-type="string" calcext:value-type="string">
            <text:p>9BWZZZ377XP061382</text:p>
          </table:table-cell>
          <table:table-cell office:value-type="string" calcext:value-type="string">
            <text:p>VW/GOL SPECIAL</text:p>
          </table:table-cell>
          <table:table-cell office:value-type="string" calcext:value-type="string">
            <text:p>veículos em gera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13-05-03" calcext:value-type="date">
            <text:p>3/5/2013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2315" calcext:value-type="float">
            <text:p>2315</text:p>
          </table:table-cell>
          <table:table-cell office:value-type="float" office:value="183" calcext:value-type="float">
            <text:p>183</text:p>
          </table:table-cell>
          <table:table-cell office:value-type="float" office:value="29.04" calcext:value-type="float">
            <text:p><text:s/>29,04 </text:p>
          </table:table-cell>
          <table:table-cell office:value-type="float" office:value="5314.32" calcext:value-type="float">
            <text:p><text:s/>5.314,32 </text:p>
          </table:table-cell>
          <table:table-cell office:value-type="float" office:value="283.26" calcext:value-type="float">
            <text:p><text:s/>283,26 </text:p>
          </table:table-cell>
          <table:table-cell office:value-type="float" office:value="5597.58" calcext:value-type="float">
            <text:p><text:s/>5.597,58 </text:p>
          </table:table-cell>
          <table:table-cell office:value-type="float" office:value="3515.43" calcext:value-type="float">
            <text:p><text:s/>3.515,43 </text:p>
          </table:table-cell>
          <table:table-cell office:value-type="float" office:value="2082.15" calcext:value-type="float">
            <text:p><text:s/>2.082,15 </text:p>
          </table:table-cell>
          <table:table-cell office:value-type="float" office:value="6" calcext:value-type="float">
            <text:p>6</text:p>
          </table:table-cell>
          <table:table-cell office:value-type="float" office:value="9719" calcext:value-type="float">
            <text:p>9.719,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9719" calcext:value-type="float">
            <text:p><text:s/>9.719,00 </text:p>
          </table:table-cell>
          <table:table-cell office:value-type="string" calcext:value-type="string">
            <text:p>FIPE</text:p>
          </table:table-cell>
          <table:table-cell office:value-type="float" office:value="15316.58" calcext:value-type="float">
            <text:p><text:s/>15.316,58 </text:p>
          </table:table-cell>
          <table:table-cell office:value-type="float" office:value="11801.15" calcext:value-type="float">
            <text:p><text:s/>11.801,15 </text:p>
          </table:table-cell>
          <table:table-cell table:number-columns-repeated="99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013066687" calcext:value-type="float">
            <text:p>2013066687</text:p>
          </table:table-cell>
          <table:table-cell/>
          <table:table-cell office:value-type="string" calcext:value-type="string">
            <text:p>CRD00133RSP070513</text:p>
          </table:table-cell>
          <table:table-cell office:value-type="string" calcext:value-type="string">
            <text:p>HONDA/ TITAN 125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5-A disposição da Polícia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13-05-07" calcext:value-type="date">
            <text:p>7/5/2013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2311" calcext:value-type="float">
            <text:p>2311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<text:s/>23,23 </text:p>
          </table:table-cell>
          <table:table-cell table:number-columns-repeated="5" office:value-type="float" office:value="0" calcext:value-type="float">
            <text:p><text:s/>- <text:s text:c="2"/>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9.92" calcext:value-type="float">
            <text:p><text:s/>9,92 </text:p>
          </table:table-cell>
          <table:table-cell table:number-columns-repeated="995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2013071630" calcext:value-type="float">
            <text:p>2013071630</text:p>
          </table:table-cell>
          <table:table-cell office:value-type="string" calcext:value-type="string">
            <text:p>IKY1962</text:p>
          </table:table-cell>
          <table:table-cell office:value-type="string" calcext:value-type="string">
            <text:p>9C6KE044030001081</text:p>
          </table:table-cell>
          <table:table-cell office:value-type="string" calcext:value-type="string">
            <text:p>YAMAHA/YBR 125K</text:p>
          </table:table-cell>
          <table:table-cell office:value-type="string" calcext:value-type="string">
            <text:p>Motocicleta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13-05-22" calcext:value-type="date">
            <text:p>22/5/2013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2296" calcext:value-type="float">
            <text:p>2296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float" office:value="6" calcext:value-type="float">
            <text:p>6</text:p>
          </table:table-cell>
          <table:table-cell office:value-type="float" office:value="1883" calcext:value-type="float">
            <text:p>1.883,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83" calcext:value-type="float">
            <text:p><text:s/>1.883,00 </text:p>
          </table:table-cell>
          <table:table-cell office:value-type="string" calcext:value-type="string">
            <text:p>FIPE</text:p>
          </table:table-cell>
          <table:table-cell office:value-type="float" office:value="6360.69" calcext:value-type="float">
            <text:p><text:s/>6.360,69 </text:p>
          </table:table-cell>
          <table:table-cell office:value-type="float" office:value="3549.81" calcext:value-type="float">
            <text:p><text:s/>3.549,81 </text:p>
          </table:table-cell>
          <table:table-cell table:number-columns-repeated="99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013074344" calcext:value-type="float">
            <text:p>2013074344</text:p>
          </table:table-cell>
          <table:table-cell/>
          <table:table-cell office:value-type="string" calcext:value-type="string">
            <text:p>CRD00133RSP030113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5-A disposição da Polícia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13-05-27" calcext:value-type="date">
            <text:p>27/5/2013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2291" calcext:value-type="float">
            <text:p>2291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<text:s/>23,23 </text:p>
          </table:table-cell>
          <table:table-cell table:number-columns-repeated="5" office:value-type="float" office:value="0" calcext:value-type="float">
            <text:p><text:s/>- <text:s text:c="2"/>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9.92" calcext:value-type="float">
            <text:p><text:s/>9,92 </text:p>
          </table:table-cell>
          <table:table-cell table:number-columns-repeated="995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2013087104" calcext:value-type="float">
            <text:p>2013087104</text:p>
          </table:table-cell>
          <table:table-cell office:value-type="string" calcext:value-type="string">
            <text:p>IKN6478</text:p>
          </table:table-cell>
          <table:table-cell office:value-type="string" calcext:value-type="string">
            <text:p>9C2JC30102R168911</text:p>
          </table:table-cell>
          <table:table-cell office:value-type="string" calcext:value-type="string">
            <text:p>HONDA/CG 125 TITAN KS</text:p>
          </table:table-cell>
          <table:table-cell office:value-type="string" calcext:value-type="string">
            <text:p>Motocicleta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13-06-14" calcext:value-type="date">
            <text:p>14/6/2013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2273" calcext:value-type="float">
            <text:p>2273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float" office:value="6" calcext:value-type="float">
            <text:p>6</text:p>
          </table:table-cell>
          <table:table-cell office:value-type="float" office:value="2838" calcext:value-type="float">
            <text:p>2.838,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838" calcext:value-type="float">
            <text:p><text:s/>2.838,00 </text:p>
          </table:table-cell>
          <table:table-cell office:value-type="string" calcext:value-type="string">
            <text:p>FIPE</text:p>
          </table:table-cell>
          <table:table-cell office:value-type="float" office:value="7315.69" calcext:value-type="float">
            <text:p><text:s/>7.315,69 </text:p>
          </table:table-cell>
          <table:table-cell office:value-type="float" office:value="4504.81" calcext:value-type="float">
            <text:p><text:s/>4.504,81 </text:p>
          </table:table-cell>
          <table:table-cell table:number-columns-repeated="995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2013167507" calcext:value-type="float">
            <text:p>2013167507</text:p>
          </table:table-cell>
          <table:table-cell office:value-type="string" calcext:value-type="string">
            <text:p>IBS4925</text:p>
          </table:table-cell>
          <table:table-cell office:value-type="string" calcext:value-type="string">
            <text:p>9BG5TE11UFC125741</text:p>
          </table:table-cell>
          <table:table-cell office:value-type="string" calcext:value-type="string">
            <text:p>GM/CHEVETTE SL</text:p>
          </table:table-cell>
          <table:table-cell office:value-type="string" calcext:value-type="string">
            <text:p>veículos em geral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13-11-02" calcext:value-type="date">
            <text:p>2/11/2013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2132" calcext:value-type="float">
            <text:p>2132</text:p>
          </table:table-cell>
          <table:table-cell office:value-type="float" office:value="183" calcext:value-type="float">
            <text:p>183</text:p>
          </table:table-cell>
          <table:table-cell office:value-type="float" office:value="29.04" calcext:value-type="float">
            <text:p><text:s/>29,04 </text:p>
          </table:table-cell>
          <table:table-cell office:value-type="float" office:value="5314.32" calcext:value-type="float">
            <text:p><text:s/>5.314,32 </text:p>
          </table:table-cell>
          <table:table-cell office:value-type="float" office:value="283.26" calcext:value-type="float">
            <text:p><text:s/>283,26 </text:p>
          </table:table-cell>
          <table:table-cell office:value-type="float" office:value="5597.58" calcext:value-type="float">
            <text:p><text:s/>5.597,58 </text:p>
          </table:table-cell>
          <table:table-cell office:value-type="float" office:value="3515.43" calcext:value-type="float">
            <text:p><text:s/>3.515,43 </text:p>
          </table:table-cell>
          <table:table-cell office:value-type="float" office:value="2082.15" calcext:value-type="float">
            <text:p><text:s/>2.082,15 </text:p>
          </table:table-cell>
          <table:table-cell office:value-type="float" office:value="5" calcext:value-type="float">
            <text:p>5</text:p>
          </table:table-cell>
          <table:table-cell office:value-type="float" office:value="4271" calcext:value-type="float">
            <text:p>4.271,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4271" calcext:value-type="float">
            <text:p><text:s/>4.271,00 </text:p>
          </table:table-cell>
          <table:table-cell office:value-type="string" calcext:value-type="string">
            <text:p>FIPE</text:p>
          </table:table-cell>
          <table:table-cell office:value-type="float" office:value="9868.58" calcext:value-type="float">
            <text:p><text:s/>9.868,58 </text:p>
          </table:table-cell>
          <table:table-cell office:value-type="float" office:value="6353.15" calcext:value-type="float">
            <text:p><text:s/>6.353,15 </text:p>
          </table:table-cell>
          <table:table-cell table:number-columns-repeated="99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013189508" calcext:value-type="float">
            <text:p>2013189508</text:p>
          </table:table-cell>
          <table:table-cell office:value-type="string" calcext:value-type="string">
            <text:p>IMF4224</text:p>
          </table:table-cell>
          <table:table-cell office:value-type="string" calcext:value-type="string">
            <text:p>9C2MC35005R011087</text:p>
          </table:table-cell>
          <table:table-cell office:value-type="string" calcext:value-type="string">
            <text:p>HONDA/CBX 250 TWISTER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5-A disposição da Polícia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13-12-19" calcext:value-type="date">
            <text:p>19/12/2013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<text:s/>23,23 </text:p>
          </table:table-cell>
          <table:table-cell table:number-columns-repeated="5" office:value-type="float" office:value="0" calcext:value-type="float">
            <text:p><text:s/>- <text:s text:c="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9.92" calcext:value-type="float">
            <text:p><text:s/>9,92 </text:p>
          </table:table-cell>
          <table:table-cell table:number-columns-repeated="99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014004030" calcext:value-type="float">
            <text:p>2014004030</text:p>
          </table:table-cell>
          <table:table-cell office:value-type="string" calcext:value-type="string">
            <text:p>IKC4665</text:p>
          </table:table-cell>
          <table:table-cell office:value-type="string" calcext:value-type="string">
            <text:p>93FSC050K1A003756</text:p>
          </table:table-cell>
          <table:table-cell office:value-type="string" calcext:value-type="string">
            <text:p>KASINSKI/SUPER CAB 50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5-A disposição da Polícia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14-01-07" calcext:value-type="date">
            <text:p>7/1/2014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<text:s/>23,23 </text:p>
          </table:table-cell>
          <table:table-cell table:number-columns-repeated="5" office:value-type="float" office:value="0" calcext:value-type="float">
            <text:p><text:s/>- <text:s text:c="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9.92" calcext:value-type="float">
            <text:p><text:s/>9,92 </text:p>
          </table:table-cell>
          <table:table-cell table:number-columns-repeated="99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014026513" calcext:value-type="float">
            <text:p>2014026513</text:p>
          </table:table-cell>
          <table:table-cell/>
          <table:table-cell office:value-type="string" calcext:value-type="string">
            <text:p>CRD00133RSP240214</text:p>
          </table:table-cell>
          <table:table-cell office:value-type="string" calcext:value-type="string">
            <text:p>CRF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5-A disposição da Polícia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14-02-24" calcext:value-type="date">
            <text:p>24/2/2014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<text:s/>23,23 </text:p>
          </table:table-cell>
          <table:table-cell table:number-columns-repeated="5" office:value-type="float" office:value="0" calcext:value-type="float">
            <text:p><text:s/>- <text:s text:c="2"/>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9.92" calcext:value-type="float">
            <text:p><text:s/>9,92 </text:p>
          </table:table-cell>
          <table:table-cell table:number-columns-repeated="99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014121589" calcext:value-type="float">
            <text:p>2014121589</text:p>
          </table:table-cell>
          <table:table-cell/>
          <table:table-cell office:value-type="string" calcext:value-type="string">
            <text:p>CRD00133SEM260714</text:p>
          </table:table-cell>
          <table:table-cell office:value-type="string" calcext:value-type="string">
            <text:p>HONDA CG 125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5-A disposição da Polícia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14-07-26" calcext:value-type="date">
            <text:p>26/7/2014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<text:s/>23,23 </text:p>
          </table:table-cell>
          <table:table-cell table:number-columns-repeated="5" office:value-type="float" office:value="0" calcext:value-type="float">
            <text:p><text:s/>- <text:s text:c="2"/>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9.92" calcext:value-type="float">
            <text:p><text:s/>9,92 </text:p>
          </table:table-cell>
          <table:table-cell table:number-columns-repeated="995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2014172506" calcext:value-type="float">
            <text:p>2014172506</text:p>
          </table:table-cell>
          <table:table-cell office:value-type="string" calcext:value-type="string">
            <text:p>IJP7686</text:p>
          </table:table-cell>
          <table:table-cell office:value-type="string" calcext:value-type="string">
            <text:p>9C2JC3010YR148774</text:p>
          </table:table-cell>
          <table:table-cell office:value-type="string" calcext:value-type="string">
            <text:p>HONDA/CG 125 TITAN KS</text:p>
          </table:table-cell>
          <table:table-cell office:value-type="string" calcext:value-type="string">
            <text:p>Motociclet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14-10-26" calcext:value-type="date">
            <text:p>26/10/2014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1774" calcext:value-type="float">
            <text:p>1774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float" office:value="4" calcext:value-type="float">
            <text:p>4</text:p>
          </table:table-cell>
          <table:table-cell office:value-type="float" office:value="2607" calcext:value-type="float">
            <text:p>2.607,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07" calcext:value-type="float">
            <text:p><text:s/>2.607,00 </text:p>
          </table:table-cell>
          <table:table-cell office:value-type="string" calcext:value-type="string">
            <text:p>FIPE</text:p>
          </table:table-cell>
          <table:table-cell office:value-type="float" office:value="7084.69" calcext:value-type="float">
            <text:p><text:s/>7.084,69 </text:p>
          </table:table-cell>
          <table:table-cell office:value-type="float" office:value="4273.81" calcext:value-type="float">
            <text:p><text:s/>4.273,81 </text:p>
          </table:table-cell>
          <table:table-cell table:number-columns-repeated="995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2014200453" calcext:value-type="float">
            <text:p>2014200453</text:p>
          </table:table-cell>
          <table:table-cell/>
          <table:table-cell office:value-type="string" calcext:value-type="string">
            <text:p>JH2ME0S06LM201864</text:p>
          </table:table-cell>
          <table:table-cell office:value-type="string" calcext:value-type="string">
            <text:p>nao tem</text:p>
          </table:table-cell>
          <table:table-cell office:value-type="string" calcext:value-type="string">
            <text:p>veículos em geral</text:p>
          </table:table-cell>
          <table:table-cell/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14-12-23" calcext:value-type="date">
            <text:p>23/12/2014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1716" calcext:value-type="float">
            <text:p>1716</text:p>
          </table:table-cell>
          <table:table-cell office:value-type="float" office:value="183" calcext:value-type="float">
            <text:p>183</text:p>
          </table:table-cell>
          <table:table-cell office:value-type="float" office:value="29.04" calcext:value-type="float">
            <text:p><text:s/>29,04 </text:p>
          </table:table-cell>
          <table:table-cell office:value-type="float" office:value="5314.32" calcext:value-type="float">
            <text:p><text:s/>5.314,32 </text:p>
          </table:table-cell>
          <table:table-cell office:value-type="float" office:value="283.26" calcext:value-type="float">
            <text:p><text:s/>283,26 </text:p>
          </table:table-cell>
          <table:table-cell office:value-type="float" office:value="5597.58" calcext:value-type="float">
            <text:p><text:s/>5.597,58 </text:p>
          </table:table-cell>
          <table:table-cell office:value-type="float" office:value="3515.43" calcext:value-type="float">
            <text:p><text:s/>3.515,43 </text:p>
          </table:table-cell>
          <table:table-cell office:value-type="float" office:value="2082.15" calcext:value-type="float">
            <text:p><text:s/>2.082,15 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124" calcext:value-type="float">
            <text:p>0,124</text:p>
          </table:table-cell>
          <table:table-cell office:value-type="float" office:value="99.2" calcext:value-type="float">
            <text:p><text:s/>99,20 </text:p>
          </table:table-cell>
          <table:table-cell office:value-type="string" calcext:value-type="string">
            <text:p>MI</text:p>
          </table:table-cell>
          <table:table-cell office:value-type="float" office:value="5696.78" calcext:value-type="float">
            <text:p><text:s/>5.696,78 </text:p>
          </table:table-cell>
          <table:table-cell office:value-type="float" office:value="2181.35" calcext:value-type="float">
            <text:p><text:s/>2.181,35 </text:p>
          </table:table-cell>
          <table:table-cell table:number-columns-repeated="995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2015001713" calcext:value-type="float">
            <text:p>2015001713</text:p>
          </table:table-cell>
          <table:table-cell/>
          <table:table-cell office:value-type="string" calcext:value-type="string">
            <text:p>CRD00133RSP01012015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15-01-01" calcext:value-type="date">
            <text:p>1/1/2015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1707" calcext:value-type="float">
            <text:p>1707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office:value-type="float" office:value="4487.61" calcext:value-type="float">
            <text:p><text:s/>4.487,61 </text:p>
          </table:table-cell>
          <table:table-cell office:value-type="float" office:value="1676.73" calcext:value-type="float">
            <text:p><text:s/>1.676,73 </text:p>
          </table:table-cell>
          <table:table-cell table:number-columns-repeated="99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2015088836" calcext:value-type="float">
            <text:p>2015088836</text:p>
          </table:table-cell>
          <table:table-cell office:value-type="string" calcext:value-type="string">
            <text:p>IHY7864</text:p>
          </table:table-cell>
          <table:table-cell office:value-type="string" calcext:value-type="string">
            <text:p>5E11AAC120612</text:p>
          </table:table-cell>
          <table:table-cell office:value-type="string" calcext:value-type="string">
            <text:p>GM/CHEVETTE</text:p>
          </table:table-cell>
          <table:table-cell office:value-type="string" calcext:value-type="string">
            <text:p>veículos em geral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15-06-17" calcext:value-type="date">
            <text:p>17/6/2015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1540" calcext:value-type="float">
            <text:p>1540</text:p>
          </table:table-cell>
          <table:table-cell office:value-type="float" office:value="183" calcext:value-type="float">
            <text:p>183</text:p>
          </table:table-cell>
          <table:table-cell office:value-type="float" office:value="29.04" calcext:value-type="float">
            <text:p><text:s/>29,04 </text:p>
          </table:table-cell>
          <table:table-cell office:value-type="float" office:value="5314.32" calcext:value-type="float">
            <text:p><text:s/>5.314,32 </text:p>
          </table:table-cell>
          <table:table-cell office:value-type="float" office:value="283.26" calcext:value-type="float">
            <text:p><text:s/>283,26 </text:p>
          </table:table-cell>
          <table:table-cell office:value-type="float" office:value="5597.58" calcext:value-type="float">
            <text:p><text:s/>5.597,58 </text:p>
          </table:table-cell>
          <table:table-cell office:value-type="float" office:value="3515.43" calcext:value-type="float">
            <text:p><text:s/>3.515,43 </text:p>
          </table:table-cell>
          <table:table-cell office:value-type="float" office:value="2082.15" calcext:value-type="float">
            <text:p><text:s/>2.082,15 </text:p>
          </table:table-cell>
          <table:table-cell office:value-type="float" office:value="4" calcext:value-type="float">
            <text:p>4</text:p>
          </table:table-cell>
          <table:table-cell office:value-type="float" office:value="2222.58" calcext:value-type="float">
            <text:p>2.222,58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2222.58" calcext:value-type="float">
            <text:p><text:s/>2.222,58 </text:p>
          </table:table-cell>
          <table:table-cell office:value-type="string" calcext:value-type="string">
            <text:p>FIPE</text:p>
          </table:table-cell>
          <table:table-cell office:value-type="float" office:value="7820.16" calcext:value-type="float">
            <text:p><text:s/>7.820,16 </text:p>
          </table:table-cell>
          <table:table-cell office:value-type="float" office:value="4304.73" calcext:value-type="float">
            <text:p><text:s/>4.304,73 </text:p>
          </table:table-cell>
          <table:table-cell table:number-columns-repeated="995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015100987" calcext:value-type="float">
            <text:p>2015100987</text:p>
          </table:table-cell>
          <table:table-cell office:value-type="string" calcext:value-type="string">
            <text:p>IIS4906</text:p>
          </table:table-cell>
          <table:table-cell office:value-type="string" calcext:value-type="string">
            <text:p>9C2HA0700XR029003</text:p>
          </table:table-cell>
          <table:table-cell office:value-type="string" calcext:value-type="string">
            <text:p>HONDA/C100 BIZ</text:p>
          </table:table-cell>
          <table:table-cell office:value-type="string" calcext:value-type="string">
            <text:p>Motocicleta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15-07-06" calcext:value-type="date">
            <text:p>6/7/2015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1521" calcext:value-type="float">
            <text:p>1521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float" office:value="4" calcext:value-type="float">
            <text:p>4</text:p>
          </table:table-cell>
          <table:table-cell office:value-type="float" office:value="1841" calcext:value-type="float">
            <text:p>1.841,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41" calcext:value-type="float">
            <text:p><text:s/>1.841,00 </text:p>
          </table:table-cell>
          <table:table-cell office:value-type="string" calcext:value-type="string">
            <text:p>FIPE</text:p>
          </table:table-cell>
          <table:table-cell office:value-type="float" office:value="6318.69" calcext:value-type="float">
            <text:p><text:s/>6.318,69 </text:p>
          </table:table-cell>
          <table:table-cell office:value-type="float" office:value="3507.81" calcext:value-type="float">
            <text:p><text:s/>3.507,81 </text:p>
          </table:table-cell>
          <table:table-cell table:number-columns-repeated="99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016020804" calcext:value-type="float">
            <text:p>2016020804</text:p>
          </table:table-cell>
          <table:table-cell/>
          <table:table-cell office:value-type="string" calcext:value-type="string">
            <text:p>CRD00133ILE180216</text:p>
          </table:table-cell>
          <table:table-cell office:value-type="string" calcext:value-type="string">
            <text:p>HONDA/CG 125 FAN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5-A disposição da Polícia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16-02-18" calcext:value-type="date">
            <text:p>18/2/2016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<text:s/>23,23 </text:p>
          </table:table-cell>
          <table:table-cell table:number-columns-repeated="5" office:value-type="float" office:value="0" calcext:value-type="float">
            <text:p><text:s/>- <text:s text:c="2"/>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9.92" calcext:value-type="float">
            <text:p><text:s/>9,92 </text:p>
          </table:table-cell>
          <table:table-cell table:number-columns-repeated="995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2016022180" calcext:value-type="float">
            <text:p>2016022180</text:p>
          </table:table-cell>
          <table:table-cell office:value-type="string" calcext:value-type="string">
            <text:p>IFQ8469</text:p>
          </table:table-cell>
          <table:table-cell office:value-type="string" calcext:value-type="string">
            <text:p>9C2JC250VTR043746</text:p>
          </table:table-cell>
          <table:table-cell office:value-type="string" calcext:value-type="string">
            <text:p>HONDA/CG 125 TITAN</text:p>
          </table:table-cell>
          <table:table-cell office:value-type="string" calcext:value-type="string">
            <text:p>Motocicleta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16-02-23" calcext:value-type="date">
            <text:p>23/2/2016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1289" calcext:value-type="float">
            <text:p>1289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.950,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950" calcext:value-type="float">
            <text:p><text:s/>1.950,00 </text:p>
          </table:table-cell>
          <table:table-cell office:value-type="string" calcext:value-type="string">
            <text:p>FIPE</text:p>
          </table:table-cell>
          <table:table-cell office:value-type="float" office:value="6427.69" calcext:value-type="float">
            <text:p><text:s/>6.427,69 </text:p>
          </table:table-cell>
          <table:table-cell office:value-type="float" office:value="3616.81" calcext:value-type="float">
            <text:p><text:s/>3.616,81 </text:p>
          </table:table-cell>
          <table:table-cell table:number-columns-repeated="995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2016026880" calcext:value-type="float">
            <text:p>2016026880</text:p>
          </table:table-cell>
          <table:table-cell office:value-type="string" calcext:value-type="string">
            <text:p>IKV0300</text:p>
          </table:table-cell>
          <table:table-cell office:value-type="string" calcext:value-type="string">
            <text:p>9C2JC30103R044202</text:p>
          </table:table-cell>
          <table:table-cell office:value-type="string" calcext:value-type="string">
            <text:p>HONDA/CG 125 TITAN KS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4-Irregular - Alterado</text:p>
          </table:table-cell>
          <table:table-cell/>
          <table:table-cell office:value-type="date" office:date-value="2016-03-04" calcext:value-type="date">
            <text:p>4/3/2016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1279" calcext:value-type="float">
            <text:p>1279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office:value-type="float" office:value="4487.61" calcext:value-type="float">
            <text:p><text:s/>4.487,61 </text:p>
          </table:table-cell>
          <table:table-cell office:value-type="float" office:value="1676.73" calcext:value-type="float">
            <text:p><text:s/>1.676,73 </text:p>
          </table:table-cell>
          <table:table-cell table:number-columns-repeated="995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2016105631" calcext:value-type="float">
            <text:p>2016105631</text:p>
          </table:table-cell>
          <table:table-cell office:value-type="string" calcext:value-type="string">
            <text:p>IKK2255</text:p>
          </table:table-cell>
          <table:table-cell office:value-type="string" calcext:value-type="string">
            <text:p>9C2JC30102R019917</text:p>
          </table:table-cell>
          <table:table-cell office:value-type="string" calcext:value-type="string">
            <text:p>HONDA/CG 125 TITAN KS</text:p>
          </table:table-cell>
          <table:table-cell office:value-type="string" calcext:value-type="string">
            <text:p>Motocicleta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1-Base Estadual</text:p>
          </table:table-cell>
          <table:table-cell/>
          <table:table-cell office:value-type="date" office:date-value="2016-08-13" calcext:value-type="date">
            <text:p>13/8/2016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1117" calcext:value-type="float">
            <text:p>1117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float" office:value="3" calcext:value-type="float">
            <text:p>3</text:p>
          </table:table-cell>
          <table:table-cell office:value-type="float" office:value="2690" calcext:value-type="float">
            <text:p>2.690,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90" calcext:value-type="float">
            <text:p><text:s/>2.690,00 </text:p>
          </table:table-cell>
          <table:table-cell office:value-type="string" calcext:value-type="string">
            <text:p>FIPE</text:p>
          </table:table-cell>
          <table:table-cell office:value-type="float" office:value="7167.69" calcext:value-type="float">
            <text:p><text:s/>7.167,69 </text:p>
          </table:table-cell>
          <table:table-cell office:value-type="float" office:value="4356.81" calcext:value-type="float">
            <text:p><text:s/>4.356,81 </text:p>
          </table:table-cell>
          <table:table-cell table:number-columns-repeated="99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016107363" calcext:value-type="float">
            <text:p>2016107363</text:p>
          </table:table-cell>
          <table:table-cell office:value-type="string" calcext:value-type="string">
            <text:p>ISU9422</text:p>
          </table:table-cell>
          <table:table-cell office:value-type="string" calcext:value-type="string">
            <text:p>9C2JC4110CR494799</text:p>
          </table:table-cell>
          <table:table-cell office:value-type="string" calcext:value-type="string">
            <text:p>HONDA/CG 125 FAN KS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5-A disposição da Polícia</text:p>
          </table:table-cell>
          <table:table-cell/>
          <table:table-cell office:value-type="string" calcext:value-type="string">
            <text:p>4-Irregular - Alterado</text:p>
          </table:table-cell>
          <table:table-cell/>
          <table:table-cell office:value-type="date" office:date-value="2016-08-17" calcext:value-type="date">
            <text:p>17/8/2016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<text:s/>23,23 </text:p>
          </table:table-cell>
          <table:table-cell table:number-columns-repeated="5" office:value-type="float" office:value="0" calcext:value-type="float">
            <text:p><text:s/>- <text:s text:c="2"/>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9.92" calcext:value-type="float">
            <text:p><text:s/>9,92 </text:p>
          </table:table-cell>
          <table:table-cell table:number-columns-repeated="995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2016111094" calcext:value-type="float">
            <text:p>2016111094</text:p>
          </table:table-cell>
          <table:table-cell office:value-type="string" calcext:value-type="string">
            <text:p>IPI1911</text:p>
          </table:table-cell>
          <table:table-cell office:value-type="string" calcext:value-type="string">
            <text:p>9C2MC35008R113506</text:p>
          </table:table-cell>
          <table:table-cell office:value-type="string" calcext:value-type="string">
            <text:p>HONDA/CBX 250 TWISTER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0-Sem isenção</text:p>
          </table:table-cell>
          <table:table-cell/>
          <table:table-cell office:value-type="string" calcext:value-type="string">
            <text:p>4-Irregular - Alterado</text:p>
          </table:table-cell>
          <table:table-cell/>
          <table:table-cell office:value-type="date" office:date-value="2016-08-26" calcext:value-type="date">
            <text:p>26/8/2016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1104" calcext:value-type="float">
            <text:p>1104</text:p>
          </table:table-cell>
          <table:table-cell office:value-type="float" office:value="183" calcext:value-type="float">
            <text:p>183</text:p>
          </table:table-cell>
          <table:table-cell office:value-type="float" office:value="23.23" calcext:value-type="float">
            <text:p><text:s/>23,23 </text:p>
          </table:table-cell>
          <table:table-cell office:value-type="float" office:value="4251.09" calcext:value-type="float">
            <text:p><text:s/>4.251,09 </text:p>
          </table:table-cell>
          <table:table-cell office:value-type="float" office:value="226.6" calcext:value-type="float">
            <text:p><text:s/>226,60 </text:p>
          </table:table-cell>
          <table:table-cell office:value-type="float" office:value="4477.69" calcext:value-type="float">
            <text:p><text:s/>4.477,69 </text:p>
          </table:table-cell>
          <table:table-cell office:value-type="float" office:value="2810.88" calcext:value-type="float">
            <text:p><text:s/>2.810,88 </text:p>
          </table:table-cell>
          <table:table-cell office:value-type="float" office:value="1666.81" calcext:value-type="float">
            <text:p><text:s/>1.666,81 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office:value-type="float" office:value="4487.61" calcext:value-type="float">
            <text:p><text:s/>4.487,61 </text:p>
          </table:table-cell>
          <table:table-cell office:value-type="float" office:value="1676.73" calcext:value-type="float">
            <text:p><text:s/>1.676,73 </text:p>
          </table:table-cell>
          <table:table-cell table:number-columns-repeated="99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016113068" calcext:value-type="float">
            <text:p>2016113068</text:p>
          </table:table-cell>
          <table:table-cell/>
          <table:table-cell office:value-type="string" calcext:value-type="string">
            <text:p>CRD00133RSP30082016</text:p>
          </table:table-cell>
          <table:table-cell office:value-type="string" calcext:value-type="string">
            <text:p>SUNDOWN/MAX 125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5-A disposição da Polícia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16-08-27" calcext:value-type="date">
            <text:p>27/8/2016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<text:s/>23,23 </text:p>
          </table:table-cell>
          <table:table-cell table:number-columns-repeated="5" office:value-type="float" office:value="0" calcext:value-type="float">
            <text:p><text:s/>- <text:s text:c="2"/>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9.92" calcext:value-type="float">
            <text:p><text:s/>9,92 </text:p>
          </table:table-cell>
          <table:table-cell table:number-columns-repeated="99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016135361" calcext:value-type="float">
            <text:p>2016135361</text:p>
          </table:table-cell>
          <table:table-cell/>
          <table:table-cell office:value-type="string" calcext:value-type="string">
            <text:p>CRD00133ILE181016</text:p>
          </table:table-cell>
          <table:table-cell office:value-type="string" calcext:value-type="string">
            <text:p>MOTO / ARTESANAL</text:p>
          </table:table-cell>
          <table:table-cell office:value-type="string" calcext:value-type="string">
            <text:p>Motocicletas</text:p>
          </table:table-cell>
          <table:table-cell/>
          <table:table-cell office:value-type="string" calcext:value-type="string">
            <text:p>5-A disposição da Polícia</text:p>
          </table:table-cell>
          <table:table-cell/>
          <table:table-cell office:value-type="string" calcext:value-type="string">
            <text:p>5-Irregular - Incluído</text:p>
          </table:table-cell>
          <table:table-cell/>
          <table:table-cell office:value-type="date" office:date-value="2016-10-18" calcext:value-type="date">
            <text:p>18/10/2016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<text:s/>23,23 </text:p>
          </table:table-cell>
          <table:table-cell table:number-columns-repeated="5" office:value-type="float" office:value="0" calcext:value-type="float">
            <text:p><text:s/>- <text:s text:c="2"/>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9.92" calcext:value-type="float">
            <text:p><text:s/>9,92 </text:p>
          </table:table-cell>
          <table:table-cell table:number-columns-repeated="995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2016147825" calcext:value-type="float">
            <text:p>2016147825</text:p>
          </table:table-cell>
          <table:table-cell/>
          <table:table-cell office:value-type="string" calcext:value-type="string">
            <text:p>CRD00133RSP181116</text:p>
          </table:table-cell>
          <table:table-cell office:value-type="string" calcext:value-type="string">
            <text:p>YAMARA / 125</text:p>
          </table:table-cell>
          <table:table-cell office:value-type="string" calcext:value-type="string">
            <text:p>Motocicletas</text:p>
          </table:table-cell>
          <table:table-cell table:number-columns-repeated="3"/>
          <table:table-cell office:value-type="string" calcext:value-type="string">
            <text:p>5-Irregular - Incluído</text:p>
          </table:table-cell>
          <table:table-cell/>
          <table:table-cell office:value-type="date" office:date-value="2016-11-18" calcext:value-type="date">
            <text:p>18/11/2016</text:p>
          </table:table-cell>
          <table:table-cell office:value-type="date" office:date-value="2019-09-04" calcext:value-type="date">
            <text:p>4/9/2019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<text:s/>23,23 </text:p>
          </table:table-cell>
          <table:table-cell table:number-columns-repeated="5" office:value-type="float" office:value="0" calcext:value-type="float">
            <text:p><text:s/>- <text:s text:c="2"/></text:p>
          </table:table-cell>
          <table:table-cell office:value-type="string" calcext:value-type="string">
            <text:p>IRRE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24" calcext:value-type="float">
            <text:p>0,124</text:p>
          </table:table-cell>
          <table:table-cell office:value-type="float" office:value="9.92" calcext:value-type="float">
            <text:p><text:s/>9,92 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9.92" calcext:value-type="float">
            <text:p><text:s/>9,92 </text:p>
          </table:table-cell>
          <table:table-cell table:number-columns-repeated="995"/>
        </table:table-row>
        <calcext:conditional-formats>
          <calcext:conditional-format calcext:target-range-address="Planilha1.AA2:Planilha1.AB63">
            <calcext:condition calcext:apply-style-name="ConditionalStyle_2" calcext:value="=&quot;FIPE-Depreciação&quot;" calcext:base-cell-address="Planilha1.AA2"/>
            <calcext:condition calcext:apply-style-name="ConditionalStyle_1" calcext:value="=&quot;FIPE&quot;" calcext:base-cell-address="Planilha1.A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07"/>
    <style:style style:name="Excel_20_Built-in_20_Currency" style:display-name="Excel Built-in Currency" style:family="table-cell" style:parent-style-name="Default" style:data-style-name="N108"/>
    <style:style style:name="ConditionalStyle_5f_2" style:display-name="ConditionalStyle_2" style:family="table-cell" style:parent-style-name="Default">
      <style:table-cell-properties fo:background-color="#dce6f2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6:06:40.874000000</meta:creation-date>
    <dc:date>2020-10-19T16:07:31.076000000</dc:date>
    <meta:editing-duration>PT50S</meta:editing-duration>
    <meta:editing-cycles>1</meta:editing-cycles>
    <meta:document-statistic meta:table-count="1" meta:cell-count="2540" meta:object-count="0"/>
    <meta:generator>LibreOffice/6.2.5.2$Windows_X86_64 LibreOffice_project/1ec314fa52f458adc18c4f025c545a4e8b22c159</meta:generator>
  </office:meta>
</office:document-meta>
</file>